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Rounded MT Bold" svg:font-family="'Arial Rounded MT 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Arial Narrow" svg:font-family="'Arial Narrow'"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03cm" fo:margin-left="-0.009cm" fo:margin-top="0cm" fo:margin-bottom="0cm" table:align="left" style:writing-mode="lr-tb"/>
    </style:style>
    <style:style style:name="Table1.A" style:family="table-column">
      <style:table-column-properties style:column-width="6.406cm"/>
    </style:style>
    <style:style style:name="Table1.B" style:family="table-column">
      <style:table-column-properties style:column-width="5.5cm"/>
    </style:style>
    <style:style style:name="Table1.C" style:family="table-column">
      <style:table-column-properties style:column-width="4.597cm"/>
    </style:style>
    <style:style style:name="Table1.1" style:family="table-row">
      <style:table-row-properties fo:keep-together="auto"/>
    </style:style>
    <style:style style:name="Table1.A1" style:family="table-cell">
      <style:table-cell-properties fo:background-color="#ffffff" fo:padding-left="0.182cm" fo:padding-right="0.191cm" fo:padding-top="0cm" fo:padding-bottom="0cm" fo:border="none">
        <style:background-image/>
      </style:table-cell-properties>
    </style:style>
    <style:style style:name="Table2" style:family="table">
      <style:table-properties style:width="16.499cm" table:align="left" style:writing-mode="lr-tb"/>
    </style:style>
    <style:style style:name="Table2.A" style:family="table-column">
      <style:table-column-properties style:column-width="2.335cm"/>
    </style:style>
    <style:style style:name="Table2.B" style:family="table-column">
      <style:table-column-properties style:column-width="4.498cm"/>
    </style:style>
    <style:style style:name="Table2.C" style:family="table-column">
      <style:table-column-properties style:column-width="9.666cm"/>
    </style:style>
    <style:style style:name="Table2.1" style:family="table-row">
      <style:table-row-properties fo:background-color="#777777">
        <style:background-image/>
      </style:table-row-properties>
    </style:style>
    <style:style style:name="Table2.A1" style:family="table-cell">
      <style:table-cell-properties style:vertical-align="" fo:background-color="#dddddd" fo:padding="0.049cm" fo:border-left="0.05pt solid #999999" fo:border-right="none" fo:border-top="0.05pt solid #999999" fo:border-bottom="0.05pt solid #999999">
        <style:background-image/>
      </style:table-cell-properties>
    </style:style>
    <style:style style:name="Table2.C1" style:family="table-cell">
      <style:table-cell-properties style:vertical-align="" fo:background-color="#dddddd" fo:padding="0.049cm" fo:border="0.05pt solid #999999">
        <style:background-image/>
      </style:table-cell-properties>
    </style:style>
    <style:style style:name="Table2.A2" style:family="table-cell">
      <style:table-cell-properties style:vertical-align="" fo:padding="0.049cm" fo:border-left="0.05pt solid #999999" fo:border-right="none" fo:border-top="none" fo:border-bottom="0.05pt solid #999999"/>
    </style:style>
    <style:style style:name="Table2.B2" style:family="table-cell">
      <style:table-cell-properties style:vertical-align="" fo:padding="0.049cm" fo:border-left="0.05pt solid #999999" fo:border-right="none" fo:border-top="none" fo:border-bottom="0.05pt solid #999999"/>
    </style:style>
    <style:style style:name="Table2.C2" style:family="table-cell">
      <style:table-cell-properties style:vertical-align="" fo:padding="0.049cm" fo:border-left="0.05pt solid #999999" fo:border-right="0.05pt solid #999999" fo:border-top="none" fo:border-bottom="0.05pt solid #999999"/>
    </style:style>
    <style:style style:name="Table2.A3" style:family="table-cell">
      <style:table-cell-properties style:vertical-align="" fo:padding="0.049cm" fo:border-left="0.05pt solid #999999" fo:border-right="none" fo:border-top="none" fo:border-bottom="0.05pt solid #999999"/>
    </style:style>
    <style:style style:name="Table2.B3" style:family="table-cell">
      <style:table-cell-properties style:vertical-align="" fo:padding="0.049cm" fo:border-left="0.05pt solid #999999" fo:border-right="none" fo:border-top="none" fo:border-bottom="0.05pt solid #999999"/>
    </style:style>
    <style:style style:name="Table2.C3" style:family="table-cell">
      <style:table-cell-properties style:vertical-align="" fo:padding="0.049cm" fo:border-left="0.05pt solid #999999" fo:border-right="0.05pt solid #999999" fo:border-top="none" fo:border-bottom="0.05pt solid #999999"/>
    </style:style>
    <style:style style:name="Table2.A4" style:family="table-cell">
      <style:table-cell-properties style:vertical-align="" fo:padding="0.049cm" fo:border-left="0.05pt solid #999999" fo:border-right="none" fo:border-top="none" fo:border-bottom="0.05pt solid #999999"/>
    </style:style>
    <style:style style:name="Table2.B4" style:family="table-cell">
      <style:table-cell-properties style:vertical-align="" fo:padding="0.049cm" fo:border-left="0.05pt solid #999999" fo:border-right="none" fo:border-top="none" fo:border-bottom="0.05pt solid #999999"/>
    </style:style>
    <style:style style:name="Table2.C4" style:family="table-cell">
      <style:table-cell-properties style:vertical-align="" fo:padding="0.049cm" fo:border-left="0.05pt solid #999999" fo:border-right="0.05pt solid #999999" fo:border-top="none" fo:border-bottom="0.05pt solid #999999"/>
    </style:style>
    <style:style style:name="Table2.A5" style:family="table-cell">
      <style:table-cell-properties style:vertical-align="" fo:padding="0.049cm" fo:border-left="0.05pt solid #999999" fo:border-right="none" fo:border-top="none" fo:border-bottom="0.05pt solid #999999"/>
    </style:style>
    <style:style style:name="Table2.B5" style:family="table-cell">
      <style:table-cell-properties style:vertical-align="" fo:padding="0.049cm" fo:border-left="0.05pt solid #999999" fo:border-right="none" fo:border-top="none" fo:border-bottom="0.05pt solid #999999"/>
    </style:style>
    <style:style style:name="Table2.C5" style:family="table-cell">
      <style:table-cell-properties style:vertical-align="" fo:padding="0.049cm" fo:border-left="0.05pt solid #999999" fo:border-right="0.05pt solid #999999" fo:border-top="none" fo:border-bottom="0.05pt solid #999999"/>
    </style:style>
    <style:style style:name="Table2.A6" style:family="table-cell">
      <style:table-cell-properties style:vertical-align="" fo:padding="0.049cm" fo:border-left="0.05pt solid #999999" fo:border-right="none" fo:border-top="none" fo:border-bottom="0.05pt solid #999999"/>
    </style:style>
    <style:style style:name="Table2.B6" style:family="table-cell">
      <style:table-cell-properties style:vertical-align="" fo:padding="0.049cm" fo:border-left="0.05pt solid #999999" fo:border-right="none" fo:border-top="none" fo:border-bottom="0.05pt solid #999999"/>
    </style:style>
    <style:style style:name="Table2.C6" style:family="table-cell">
      <style:table-cell-properties style:vertical-align="" fo:padding="0.049cm" fo:border-left="0.05pt solid #999999" fo:border-right="0.05pt solid #999999" fo:border-top="none" fo:border-bottom="0.05pt solid #999999"/>
    </style:style>
    <style:style style:name="Table2.A7" style:family="table-cell">
      <style:table-cell-properties style:vertical-align="" fo:padding="0.049cm" fo:border-left="0.05pt solid #999999" fo:border-right="none" fo:border-top="none" fo:border-bottom="0.05pt solid #999999"/>
    </style:style>
    <style:style style:name="Table2.B7" style:family="table-cell">
      <style:table-cell-properties style:vertical-align="" fo:padding="0.049cm" fo:border-left="0.05pt solid #999999" fo:border-right="none" fo:border-top="none" fo:border-bottom="0.05pt solid #999999"/>
    </style:style>
    <style:style style:name="Table2.C7" style:family="table-cell">
      <style:table-cell-properties style:vertical-align="" fo:padding="0.049cm" fo:border-left="0.05pt solid #999999" fo:border-right="0.05pt solid #999999" fo:border-top="none" fo:border-bottom="0.05pt solid #999999"/>
    </style:style>
    <style:style style:name="Table2.A8" style:family="table-cell">
      <style:table-cell-properties style:vertical-align="" fo:padding="0.049cm" fo:border-left="0.05pt solid #999999" fo:border-right="none" fo:border-top="none" fo:border-bottom="0.05pt solid #999999"/>
    </style:style>
    <style:style style:name="Table2.B8" style:family="table-cell">
      <style:table-cell-properties style:vertical-align="" fo:padding="0.049cm" fo:border-left="0.05pt solid #999999" fo:border-right="none" fo:border-top="none" fo:border-bottom="0.05pt solid #999999"/>
    </style:style>
    <style:style style:name="Table2.C8" style:family="table-cell">
      <style:table-cell-properties style:vertical-align="" fo:padding="0.049cm" fo:border-left="0.05pt solid #999999" fo:border-right="0.05pt solid #999999" fo:border-top="none" fo:border-bottom="0.05pt solid #999999"/>
    </style:style>
    <style:style style:name="Table2.A9" style:family="table-cell">
      <style:table-cell-properties style:vertical-align="" fo:padding="0.049cm" fo:border-left="0.05pt solid #999999" fo:border-right="none" fo:border-top="none" fo:border-bottom="0.05pt solid #999999"/>
    </style:style>
    <style:style style:name="Table2.B9" style:family="table-cell">
      <style:table-cell-properties style:vertical-align="" fo:padding="0.049cm" fo:border-left="0.05pt solid #999999" fo:border-right="none" fo:border-top="none" fo:border-bottom="0.05pt solid #999999"/>
    </style:style>
    <style:style style:name="Table2.C9" style:family="table-cell">
      <style:table-cell-properties style:vertical-align="" fo:padding="0.049cm" fo:border-left="0.05pt solid #999999" fo:border-right="0.05pt solid #999999" fo:border-top="none" fo:border-bottom="0.05pt solid #999999"/>
    </style:style>
    <style:style style:name="Table2.A10" style:family="table-cell">
      <style:table-cell-properties style:vertical-align="" fo:padding="0.049cm" fo:border-left="0.05pt solid #999999" fo:border-right="none" fo:border-top="none" fo:border-bottom="0.05pt solid #999999"/>
    </style:style>
    <style:style style:name="Table2.B10" style:family="table-cell">
      <style:table-cell-properties style:vertical-align="" fo:padding="0.049cm" fo:border-left="0.05pt solid #999999" fo:border-right="none" fo:border-top="none" fo:border-bottom="0.05pt solid #999999"/>
    </style:style>
    <style:style style:name="Table2.C10" style:family="table-cell">
      <style:table-cell-properties style:vertical-align="" fo:padding="0.049cm" fo:border-left="0.05pt solid #999999" fo:border-right="0.05pt solid #999999" fo:border-top="none" fo:border-bottom="0.05pt solid #999999"/>
    </style:style>
    <style:style style:name="Table2.A11" style:family="table-cell">
      <style:table-cell-properties style:vertical-align="" fo:padding="0.049cm" fo:border-left="0.05pt solid #999999" fo:border-right="none" fo:border-top="none" fo:border-bottom="0.05pt solid #999999"/>
    </style:style>
    <style:style style:name="Table2.B11" style:family="table-cell">
      <style:table-cell-properties style:vertical-align="" fo:padding="0.049cm" fo:border-left="0.05pt solid #999999" fo:border-right="none" fo:border-top="none" fo:border-bottom="0.05pt solid #999999"/>
    </style:style>
    <style:style style:name="Table2.C11" style:family="table-cell">
      <style:table-cell-properties style:vertical-align="" fo:padding="0.049cm" fo:border-left="0.05pt solid #999999" fo:border-right="0.05pt solid #999999" fo:border-top="none" fo:border-bottom="0.05pt solid #999999"/>
    </style:style>
    <style:style style:name="Table2.A12" style:family="table-cell">
      <style:table-cell-properties style:vertical-align="" fo:padding="0.049cm" fo:border-left="0.05pt solid #999999" fo:border-right="none" fo:border-top="none" fo:border-bottom="0.05pt solid #999999"/>
    </style:style>
    <style:style style:name="Table2.B12" style:family="table-cell">
      <style:table-cell-properties style:vertical-align="" fo:padding="0.049cm" fo:border-left="0.05pt solid #999999" fo:border-right="none" fo:border-top="none" fo:border-bottom="0.05pt solid #999999"/>
    </style:style>
    <style:style style:name="Table2.C12" style:family="table-cell">
      <style:table-cell-properties style:vertical-align="" fo:padding="0.049cm" fo:border-left="0.05pt solid #999999" fo:border-right="0.05pt solid #999999" fo:border-top="none" fo:border-bottom="0.05pt solid #999999"/>
    </style:style>
    <style:style style:name="Table2.A13" style:family="table-cell">
      <style:table-cell-properties style:vertical-align="" fo:padding="0.049cm" fo:border-left="0.05pt solid #999999" fo:border-right="none" fo:border-top="none" fo:border-bottom="0.05pt solid #999999"/>
    </style:style>
    <style:style style:name="Table2.B13" style:family="table-cell">
      <style:table-cell-properties style:vertical-align="" fo:padding="0.049cm" fo:border-left="0.05pt solid #999999" fo:border-right="none" fo:border-top="none" fo:border-bottom="0.05pt solid #999999"/>
    </style:style>
    <style:style style:name="Table2.C13" style:family="table-cell">
      <style:table-cell-properties style:vertical-align="" fo:padding="0.049cm" fo:border-left="0.05pt solid #999999" fo:border-right="0.05pt solid #999999" fo:border-top="none" fo:border-bottom="0.05pt solid #999999"/>
    </style:style>
    <style:style style:name="Table2.A14" style:family="table-cell">
      <style:table-cell-properties style:vertical-align="" fo:padding="0.049cm" fo:border-left="0.05pt solid #999999" fo:border-right="none" fo:border-top="none" fo:border-bottom="0.05pt solid #999999"/>
    </style:style>
    <style:style style:name="Table2.B14" style:family="table-cell">
      <style:table-cell-properties style:vertical-align="" fo:padding="0.049cm" fo:border-left="0.05pt solid #999999" fo:border-right="none" fo:border-top="none" fo:border-bottom="0.05pt solid #999999"/>
    </style:style>
    <style:style style:name="Table2.C14" style:family="table-cell">
      <style:table-cell-properties style:vertical-align="" fo:padding="0.049cm" fo:border-left="0.05pt solid #999999" fo:border-right="0.05pt solid #999999" fo:border-top="none" fo:border-bottom="0.05pt solid #999999"/>
    </style:style>
    <style:style style:name="Table2.A15" style:family="table-cell">
      <style:table-cell-properties style:vertical-align="" fo:padding="0.049cm" fo:border-left="0.05pt solid #999999" fo:border-right="none" fo:border-top="none" fo:border-bottom="0.05pt solid #999999"/>
    </style:style>
    <style:style style:name="Table2.B15" style:family="table-cell">
      <style:table-cell-properties style:vertical-align="" fo:padding="0.049cm" fo:border-left="0.05pt solid #999999" fo:border-right="none" fo:border-top="none" fo:border-bottom="0.05pt solid #999999"/>
    </style:style>
    <style:style style:name="Table2.C15" style:family="table-cell">
      <style:table-cell-properties style:vertical-align="" fo:padding="0.049cm" fo:border-left="0.05pt solid #999999" fo:border-right="0.05pt solid #999999" fo:border-top="none" fo:border-bottom="0.05pt solid #999999"/>
    </style:style>
    <style:style style:name="Table2.A16" style:family="table-cell">
      <style:table-cell-properties style:vertical-align="" fo:padding="0.049cm" fo:border-left="0.05pt solid #999999" fo:border-right="none" fo:border-top="none" fo:border-bottom="0.05pt solid #999999"/>
    </style:style>
    <style:style style:name="Table2.B16" style:family="table-cell">
      <style:table-cell-properties style:vertical-align="" fo:padding="0.049cm" fo:border-left="0.05pt solid #999999" fo:border-right="none" fo:border-top="none" fo:border-bottom="0.05pt solid #999999"/>
    </style:style>
    <style:style style:name="Table2.C16" style:family="table-cell">
      <style:table-cell-properties style:vertical-align="" fo:padding="0.049cm" fo:border-left="0.05pt solid #999999" fo:border-right="0.05pt solid #999999" fo:border-top="none" fo:border-bottom="0.05pt solid #999999"/>
    </style:style>
    <style:style style:name="Table2.A17" style:family="table-cell">
      <style:table-cell-properties style:vertical-align="" fo:padding="0.049cm" fo:border-left="0.05pt solid #999999" fo:border-right="none" fo:border-top="none" fo:border-bottom="0.05pt solid #999999"/>
    </style:style>
    <style:style style:name="Table2.B17" style:family="table-cell">
      <style:table-cell-properties style:vertical-align="" fo:padding="0.049cm" fo:border-left="0.05pt solid #999999" fo:border-right="none" fo:border-top="none" fo:border-bottom="0.05pt solid #999999"/>
    </style:style>
    <style:style style:name="Table2.C17" style:family="table-cell">
      <style:table-cell-properties style:vertical-align="" fo:padding="0.049cm" fo:border-left="0.05pt solid #999999" fo:border-right="0.05pt solid #999999" fo:border-top="none" fo:border-bottom="0.05pt solid #999999"/>
    </style:style>
    <style:style style:name="Table2.A18" style:family="table-cell">
      <style:table-cell-properties style:vertical-align="" fo:padding="0.049cm" fo:border-left="0.05pt solid #999999" fo:border-right="none" fo:border-top="none" fo:border-bottom="0.05pt solid #999999"/>
    </style:style>
    <style:style style:name="Table2.B18" style:family="table-cell">
      <style:table-cell-properties style:vertical-align="" fo:padding="0.049cm" fo:border-left="0.05pt solid #999999" fo:border-right="none" fo:border-top="none" fo:border-bottom="0.05pt solid #999999"/>
    </style:style>
    <style:style style:name="Table2.C18" style:family="table-cell">
      <style:table-cell-properties style:vertical-align="" fo:padding="0.049cm" fo:border-left="0.05pt solid #999999" fo:border-right="0.05pt solid #999999" fo:border-top="none" fo:border-bottom="0.05pt solid #999999"/>
    </style:style>
    <style:style style:name="Table2.A19" style:family="table-cell">
      <style:table-cell-properties style:vertical-align="" fo:padding="0.049cm" fo:border-left="0.05pt solid #999999" fo:border-right="none" fo:border-top="none" fo:border-bottom="0.05pt solid #999999"/>
    </style:style>
    <style:style style:name="Table2.B19" style:family="table-cell">
      <style:table-cell-properties style:vertical-align="" fo:padding="0.049cm" fo:border-left="0.05pt solid #999999" fo:border-right="none" fo:border-top="none" fo:border-bottom="0.05pt solid #999999"/>
    </style:style>
    <style:style style:name="Table2.C19" style:family="table-cell">
      <style:table-cell-properties style:vertical-align="" fo:padding="0.049cm" fo:border-left="0.05pt solid #999999" fo:border-right="0.05pt solid #999999" fo:border-top="none" fo:border-bottom="0.05pt solid #999999"/>
    </style:style>
    <style:style style:name="P1" style:family="paragraph" style:parent-style-name="Footer">
      <style:paragraph-properties fo:margin-left="0cm" fo:margin-right="0.635cm" fo:text-align="center" style:justify-single-word="false" fo:text-indent="0cm" style:auto-text-indent="false"/>
      <style:text-properties officeooo:paragraph-rsid="001f81d0"/>
    </style:style>
    <style:style style:name="P2" style:family="paragraph" style:parent-style-name="Standard">
      <style:paragraph-properties fo:margin-top="0cm" fo:margin-bottom="0.101cm" loext:contextual-spacing="false" fo:line-height="115%">
        <style:tab-stops>
          <style:tab-stop style:position="3.496cm"/>
        </style:tab-stops>
      </style:paragraph-properties>
      <style:text-properties fo:language="de" fo:country="CH"/>
    </style:style>
    <style:style style:name="P3" style:family="paragraph" style:parent-style-name="Standard">
      <style:paragraph-properties fo:margin-top="0cm" fo:margin-bottom="0.101cm" loext:contextual-spacing="false" fo:line-height="115%">
        <style:tab-stops>
          <style:tab-stop style:position="3.496cm"/>
        </style:tab-stops>
      </style:paragraph-properties>
      <style:text-properties fo:language="de" fo:country="CH" officeooo:paragraph-rsid="014b5b39"/>
    </style:style>
    <style:style style:name="P4" style:family="paragraph" style:parent-style-name="Standard">
      <style:paragraph-properties fo:margin-top="0cm" fo:margin-bottom="0.101cm" loext:contextual-spacing="false" fo:line-height="115%">
        <style:tab-stops>
          <style:tab-stop style:position="3.496cm"/>
        </style:tab-stops>
      </style:paragraph-properties>
      <style:text-properties fo:language="de" fo:country="CH" officeooo:paragraph-rsid="016c8024"/>
    </style:style>
    <style:style style:name="P5" style:family="paragraph" style:parent-style-name="Standard">
      <style:paragraph-properties fo:margin-top="0cm" fo:margin-bottom="0.101cm" loext:contextual-spacing="false" fo:line-height="115%">
        <style:tab-stops>
          <style:tab-stop style:position="4.001cm"/>
        </style:tab-stops>
      </style:paragraph-properties>
      <style:text-properties fo:language="de" fo:country="CH" officeooo:paragraph-rsid="016c8024"/>
    </style:style>
    <style:style style:name="P6" style:family="paragraph" style:parent-style-name="Standard">
      <style:paragraph-properties fo:margin-top="0cm" fo:margin-bottom="0.101cm" loext:contextual-spacing="false" fo:line-height="120%">
        <style:tab-stops>
          <style:tab-stop style:position="3.496cm"/>
        </style:tab-stops>
      </style:paragraph-properties>
      <style:text-properties fo:language="de" fo:country="CH"/>
    </style:style>
    <style:style style:name="P7" style:family="paragraph" style:parent-style-name="Standard">
      <style:paragraph-properties fo:margin-top="0cm" fo:margin-bottom="0.101cm" loext:contextual-spacing="false" fo:line-height="120%">
        <style:tab-stops>
          <style:tab-stop style:position="3.496cm"/>
        </style:tab-stops>
      </style:paragraph-properties>
      <style:text-properties fo:language="de" fo:country="CH" officeooo:paragraph-rsid="014b5b39"/>
    </style:style>
    <style:style style:name="P8" style:family="paragraph" style:parent-style-name="Standard">
      <style:paragraph-properties fo:margin-top="0cm" fo:margin-bottom="0.101cm" loext:contextual-spacing="false" fo:line-height="115%">
        <style:tab-stops>
          <style:tab-stop style:position="3.496cm"/>
        </style:tab-stops>
      </style:paragraph-properties>
      <style:text-properties style:font-name="Liberation Serif" fo:font-size="11pt" fo:language="de" fo:country="CH" fo:font-weight="bold" officeooo:paragraph-rsid="016c8024" style:font-size-asian="11pt" style:font-weight-asian="bold" style:font-size-complex="11pt"/>
    </style:style>
    <style:style style:name="P9" style:family="paragraph" style:parent-style-name="Standard">
      <style:paragraph-properties fo:margin-top="0cm" fo:margin-bottom="0.101cm" loext:contextual-spacing="false" fo:line-height="115%">
        <style:tab-stops>
          <style:tab-stop style:position="4.001cm"/>
        </style:tab-stops>
      </style:paragraph-properties>
      <style:text-properties style:font-name="Liberation Serif" fo:font-size="11pt" fo:language="de" fo:country="CH" officeooo:paragraph-rsid="016c8024" style:font-size-asian="11pt" style:font-size-complex="11pt"/>
    </style:style>
    <style:style style:name="P10" style:family="paragraph" style:parent-style-name="Standard">
      <style:paragraph-properties fo:margin-top="0cm" fo:margin-bottom="0.101cm" loext:contextual-spacing="false" fo:line-height="115%">
        <style:tab-stops>
          <style:tab-stop style:position="3.496cm"/>
        </style:tab-stops>
      </style:paragraph-properties>
      <style:text-properties style:font-name="Liberation Serif" fo:font-size="11pt" fo:language="de" fo:country="CH" officeooo:paragraph-rsid="014b5b39" style:font-size-asian="11pt" style:font-size-complex="11pt"/>
    </style:style>
    <style:style style:name="P11" style:family="paragraph" style:parent-style-name="Standard">
      <style:paragraph-properties fo:margin-top="0cm" fo:margin-bottom="0.101cm" loext:contextual-spacing="false" fo:line-height="115%">
        <style:tab-stops>
          <style:tab-stop style:position="3.496cm"/>
        </style:tab-stops>
      </style:paragraph-properties>
      <style:text-properties style:font-name="Liberation Serif" fo:font-size="2pt" fo:language="de" fo:country="CH" officeooo:paragraph-rsid="016c8024" style:font-size-asian="1.75pt" style:font-size-complex="2pt"/>
    </style:style>
    <style:style style:name="P12" style:family="paragraph" style:parent-style-name="Standard">
      <style:paragraph-properties fo:margin-top="0cm" fo:margin-bottom="0.101cm" loext:contextual-spacing="false" fo:line-height="120%">
        <style:tab-stops>
          <style:tab-stop style:position="3.496cm"/>
        </style:tab-stops>
      </style:paragraph-properties>
      <style:text-properties style:font-name="Liberation Serif" fo:font-size="2pt" fo:language="de" fo:country="CH" fo:font-style="italic" officeooo:rsid="016d788b" officeooo:paragraph-rsid="016d788b" style:font-size-asian="1.75pt" style:font-style-asian="italic" style:font-size-complex="2pt" style:font-style-complex="italic"/>
    </style:style>
    <style:style style:name="P13" style:family="paragraph" style:parent-style-name="Frame_20_contents" style:master-page-name="">
      <loext:graphic-properties draw:fill="none"/>
      <style:paragraph-properties fo:margin-left="0cm" fo:margin-right="0cm" fo:margin-top="8.2cm" fo:margin-bottom="0cm" loext:contextual-spacing="false" fo:text-align="center" style:justify-single-word="false" fo:orphans="2" fo:widows="2" fo:text-indent="0cm" style:auto-text-indent="false" style:page-number="auto" fo:background-color="transparent" style:writing-mode="lr-tb"/>
      <style:text-properties fo:color="#0000ff" style:font-name="Liberation Serif" fo:font-size="20pt" fo:language="de" fo:country="CH" fo:font-weight="bold" officeooo:paragraph-rsid="005b3035" style:font-size-asian="20pt" style:font-weight-asian="bold" style:font-name-complex="Lucida Sans Unicode1" style:font-size-complex="20pt" style:font-weight-complex="bold" style:text-rotation-angle="90" style:text-rotation-scale="line-height"/>
    </style:style>
    <style:style style:name="P14"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ab-stops>
          <style:tab-stop style:position="3.496cm"/>
        </style:tab-stops>
      </style:paragraph-properties>
      <style:text-properties fo:language="de" fo:country="CH" officeooo:paragraph-rsid="014b5b39"/>
    </style:style>
    <style:style style:name="P15"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ext-properties style:font-name="Liberation Serif" fo:font-size="11pt" fo:language="de" fo:country="CH" style:font-size-asian="9.60000038146973pt" style:font-size-complex="11pt"/>
    </style:style>
    <style:style style:name="P16"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ab-stops>
          <style:tab-stop style:position="5.99cm"/>
        </style:tab-stops>
      </style:paragraph-properties>
      <style:text-properties style:font-name="Liberation Serif" fo:font-size="11pt" fo:language="de" fo:country="CH" style:text-underline-style="none" officeooo:rsid="007fc9e6" officeooo:paragraph-rsid="01738475" style:font-size-asian="11pt" style:font-size-complex="11pt"/>
    </style:style>
    <style:style style:name="P17" style:family="paragraph" style:parent-style-name="Standard">
      <style:paragraph-properties fo:margin-left="0cm" fo:margin-right="0cm" fo:margin-top="0cm" fo:margin-bottom="0.101cm" loext:contextual-spacing="false" fo:line-height="115%" fo:text-indent="0cm" style:auto-text-indent="false">
        <style:tab-stops>
          <style:tab-stop style:position="5.99cm"/>
        </style:tab-stops>
      </style:paragraph-properties>
      <style:text-properties style:font-name="Liberation Serif" fo:font-size="11pt" fo:language="de" fo:country="CH" officeooo:paragraph-rsid="01738475" style:font-size-asian="11pt" style:font-size-complex="11pt"/>
    </style:style>
    <style:style style:name="P18" style:family="paragraph" style:parent-style-name="Standard">
      <style:paragraph-properties fo:margin-left="0cm" fo:margin-right="0cm" fo:margin-top="0cm" fo:margin-bottom="0.101cm" loext:contextual-spacing="false" fo:line-height="115%" fo:text-indent="0cm" style:auto-text-indent="false">
        <style:tab-stops>
          <style:tab-stop style:position="4.498cm"/>
          <style:tab-stop style:position="5.99cm"/>
        </style:tab-stops>
      </style:paragraph-properties>
      <style:text-properties style:font-name="Liberation Serif" fo:font-size="11pt" fo:language="de" fo:country="CH" officeooo:rsid="013358ff" officeooo:paragraph-rsid="01738475" style:font-size-asian="11pt" style:font-size-complex="11pt"/>
    </style:style>
    <style:style style:name="P19"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ext-properties style:font-name="Liberation Serif" fo:font-size="2pt" fo:language="de" fo:country="CH" officeooo:rsid="016c8024" officeooo:paragraph-rsid="016c8024" style:font-size-asian="1.75pt" style:font-size-complex="2pt"/>
    </style:style>
    <style:style style:name="P20" style:family="paragraph" style:parent-style-name="Standard">
      <style:paragraph-properties fo:margin-left="0cm" fo:margin-right="0cm" fo:margin-top="0cm" fo:margin-bottom="0.101cm" loext:contextual-spacing="false" fo:line-height="115%" fo:text-align="justify" style:justify-single-word="false" fo:text-indent="0cm" style:auto-text-indent="false">
        <style:tab-stops>
          <style:tab-stop style:position="5.99cm"/>
        </style:tab-stops>
      </style:paragraph-properties>
      <style:text-properties style:font-name="Liberation Serif" fo:font-size="2pt" fo:language="de" fo:country="CH" fo:font-weight="normal" officeooo:rsid="016d788b" officeooo:paragraph-rsid="01738475" style:font-size-asian="1.75pt" style:font-weight-asian="normal" style:font-size-complex="2pt" style:font-weight-complex="normal"/>
    </style:style>
    <style:style style:name="P21" style:family="paragraph" style:parent-style-name="Standard">
      <loext:graphic-properties draw:fill="solid" draw:fill-color="#c0dfb1"/>
      <style:paragraph-properties fo:margin-left="0cm" fo:margin-right="0cm" fo:margin-top="0cm" fo:margin-bottom="0.101cm" loext:contextual-spacing="false" fo:line-height="150%" fo:text-align="center" style:justify-single-word="false" fo:text-indent="0cm" style:auto-text-indent="false" fo:background-color="#c0dfb1"/>
      <style:text-properties fo:color="#0000ff" style:font-name="Liberation Serif" fo:font-size="14pt" fo:language="de" fo:country="CH" fo:font-weight="bold" officeooo:rsid="01542e72" officeooo:paragraph-rsid="016c8024" style:font-size-asian="14pt" style:font-weight-asian="bold" style:font-size-complex="14pt"/>
    </style:style>
    <style:style style:name="P22" style:family="paragraph" style:parent-style-name="Standard">
      <style:paragraph-properties fo:margin-left="0cm" fo:margin-right="0cm" fo:line-height="150%" fo:text-align="justify" style:justify-single-word="false" fo:text-indent="0cm" style:auto-text-indent="false"/>
      <style:text-properties style:font-name="Liberation Serif" fo:font-size="11pt" fo:language="de" fo:country="CH" style:text-underline-style="none" officeooo:rsid="007fc9e6" style:font-size-asian="11pt" style:font-size-complex="11pt"/>
    </style:style>
    <style:style style:name="P23" style:family="paragraph" style:parent-style-name="Standard">
      <style:paragraph-properties fo:margin-left="0cm" fo:margin-right="0cm" fo:line-height="100%" fo:text-indent="0cm" style:auto-text-indent="false">
        <style:tab-stops>
          <style:tab-stop style:position="5.001cm"/>
        </style:tab-stops>
      </style:paragraph-properties>
      <style:text-properties style:font-name="Liberation Serif" fo:font-size="11pt" fo:language="de" fo:country="CH" fo:font-weight="normal" officeooo:rsid="0180157d" officeooo:paragraph-rsid="0180157d" style:font-size-asian="9.60000038146973pt" style:font-weight-asian="normal" style:font-size-complex="11pt" style:font-weight-complex="normal"/>
    </style:style>
    <style:style style:name="P24" style:family="paragraph" style:parent-style-name="Standard">
      <style:paragraph-properties fo:margin-left="0cm" fo:margin-right="0cm" fo:margin-top="0cm" fo:margin-bottom="0cm" loext:contextual-spacing="false" fo:line-height="200%" fo:text-indent="0cm" style:auto-text-indent="false">
        <style:tab-stops>
          <style:tab-stop style:position="5.001cm"/>
        </style:tab-stops>
      </style:paragraph-properties>
      <style:text-properties style:font-name="Liberation Serif" fo:font-size="11pt" fo:language="de" fo:country="CH" style:font-size-asian="11pt" style:font-size-complex="11pt"/>
    </style:style>
    <style:style style:name="P25" style:family="paragraph" style:parent-style-name="Standard">
      <style:paragraph-properties fo:margin-left="0cm" fo:margin-right="0cm" fo:margin-top="0cm" fo:margin-bottom="0cm" loext:contextual-spacing="false" fo:line-height="200%" fo:text-align="justify" style:justify-single-word="false" fo:text-indent="0cm" style:auto-text-indent="false"/>
      <style:text-properties style:font-name="Liberation Serif" fo:font-size="11pt" fo:language="de" fo:country="CH" style:font-size-asian="11pt" style:font-size-complex="11pt"/>
    </style:style>
    <style:style style:name="P26" style:family="paragraph" style:parent-style-name="Standard">
      <style:paragraph-properties fo:margin-left="0cm" fo:margin-right="0cm" fo:margin-top="0cm" fo:margin-bottom="0cm" loext:contextual-spacing="false" fo:line-height="200%" fo:text-indent="0cm" style:auto-text-indent="false">
        <style:tab-stops>
          <style:tab-stop style:position="5.001cm"/>
        </style:tab-stops>
      </style:paragraph-properties>
      <style:text-properties style:font-name="Liberation Serif" fo:font-size="11pt" fo:language="de" fo:country="CH" officeooo:rsid="00f4de3b" style:font-size-asian="11pt" style:font-size-complex="11pt"/>
    </style:style>
    <style:style style:name="P27" style:family="paragraph" style:parent-style-name="Standard">
      <style:paragraph-properties fo:margin-left="4.001cm" fo:margin-right="0cm" fo:margin-top="0cm" fo:margin-bottom="0.101cm" loext:contextual-spacing="false" fo:line-height="115%" fo:text-align="justify" style:justify-single-word="false" fo:text-indent="0cm" style:auto-text-indent="false"/>
      <style:text-properties fo:language="de" fo:country="CH"/>
    </style:style>
    <style:style style:name="P28" style:family="paragraph" style:parent-style-name="Standard">
      <style:paragraph-properties fo:margin-left="4.001cm" fo:margin-right="0cm" fo:margin-top="0cm" fo:margin-bottom="0.101cm" loext:contextual-spacing="false" fo:line-height="115%" fo:text-align="justify" style:justify-single-word="false" fo:text-indent="0cm" style:auto-text-indent="false">
        <style:tab-stops>
          <style:tab-stop style:position="4.001cm"/>
        </style:tab-stops>
      </style:paragraph-properties>
      <style:text-properties fo:language="de" fo:country="CH"/>
    </style:style>
    <style:style style:name="P29" style:family="paragraph" style:parent-style-name="Standard">
      <style:paragraph-properties fo:margin-left="4.001cm" fo:margin-right="0cm" fo:margin-top="0cm" fo:margin-bottom="0.101cm" loext:contextual-spacing="false" fo:line-height="115%" fo:text-indent="0cm" style:auto-text-indent="false">
        <style:tab-stops>
          <style:tab-stop style:position="4.001cm"/>
        </style:tab-stops>
      </style:paragraph-properties>
      <style:text-properties style:font-name="Liberation Serif" fo:font-size="11pt" fo:language="de" fo:country="CH" officeooo:paragraph-rsid="016c8024" style:font-size-asian="11pt" style:font-size-complex="11pt"/>
    </style:style>
    <style:style style:name="P30" style:family="paragraph" style:parent-style-name="Standard" style:master-page-name="">
      <loext:graphic-properties draw:fill="none"/>
      <style:paragraph-properties fo:margin-left="4.001cm" fo:margin-right="0cm" fo:margin-top="0cm" fo:margin-bottom="0.101cm" loext:contextual-spacing="false" fo:line-height="115%" fo:text-align="justify" style:justify-single-word="false" fo:orphans="2" fo:widows="2" fo:text-indent="0cm" style:auto-text-indent="false" style:page-number="auto" fo:background-color="transparent" style:writing-mode="lr-tb">
        <style:tab-stops>
          <style:tab-stop style:position="4.001cm"/>
        </style:tab-stops>
      </style:paragraph-properties>
      <style:text-properties style:font-name="Liberation Serif" fo:font-size="11pt" fo:language="de" fo:country="CH" style:text-underline-style="none" officeooo:rsid="014b5b39" officeooo:paragraph-rsid="014b5b39" style:font-size-asian="11pt" style:font-size-complex="11pt"/>
    </style:style>
    <style:style style:name="P31" style:family="paragraph" style:parent-style-name="Standard" style:master-page-name="">
      <loext:graphic-properties draw:fill="none"/>
      <style:paragraph-properties fo:margin-left="4.001cm" fo:margin-right="0cm" fo:margin-top="0cm" fo:margin-bottom="0.101cm" loext:contextual-spacing="false" fo:line-height="120%" fo:text-align="justify" style:justify-single-word="false" fo:orphans="2" fo:widows="2" fo:text-indent="0cm" style:auto-text-indent="false" style:page-number="auto" fo:background-color="transparent" style:writing-mode="lr-tb"/>
      <style:text-properties fo:language="de" fo:country="CH"/>
    </style:style>
    <style:style style:name="P32" style:family="paragraph" style:parent-style-name="Standard" style:master-page-name="">
      <loext:graphic-properties draw:fill="none"/>
      <style:paragraph-properties fo:margin-left="4.001cm" fo:margin-right="0cm" fo:margin-top="0cm" fo:margin-bottom="0.101cm" loext:contextual-spacing="false" fo:line-height="120%" fo:text-align="justify" style:justify-single-word="false" fo:orphans="2" fo:widows="2" fo:text-indent="0cm" style:auto-text-indent="false" style:page-number="auto" fo:background-color="transparent" style:writing-mode="lr-tb">
        <style:tab-stops>
          <style:tab-stop style:position="3.496cm"/>
        </style:tab-stops>
      </style:paragraph-properties>
      <style:text-properties fo:language="de" fo:country="CH" officeooo:paragraph-rsid="014b5b39"/>
    </style:style>
    <style:style style:name="P33" style:family="paragraph" style:parent-style-name="Standard">
      <style:paragraph-properties fo:margin-left="5.001cm" fo:margin-right="0cm" fo:margin-top="0cm" fo:margin-bottom="0.101cm" loext:contextual-spacing="false" fo:line-height="115%" fo:text-indent="-1cm" style:auto-text-indent="false"/>
      <style:text-properties style:font-name="Liberation Serif" fo:font-size="11pt" fo:language="de" fo:country="CH" officeooo:paragraph-rsid="0134cdae" style:font-size-asian="11pt" style:font-size-complex="11pt"/>
    </style:style>
    <style:style style:name="P34" style:family="paragraph" style:parent-style-name="Standard">
      <style:paragraph-properties fo:margin-left="5.001cm" fo:margin-right="0cm" fo:margin-top="0cm" fo:margin-bottom="0.101cm" loext:contextual-spacing="false" fo:line-height="115%" fo:text-indent="-1cm" style:auto-text-indent="false"/>
      <style:text-properties style:font-name="Liberation Serif" fo:font-size="11pt" fo:language="de" fo:country="CH" style:text-underline-style="solid" style:text-underline-width="auto" style:text-underline-color="font-color" style:font-size-asian="11pt" style:font-size-complex="11pt"/>
    </style:style>
    <style:style style:name="P35" style:family="paragraph" style:parent-style-name="Standard">
      <style:paragraph-properties fo:margin-left="5.001cm" fo:margin-right="0cm" fo:margin-top="0cm" fo:margin-bottom="0.101cm" loext:contextual-spacing="false" fo:line-height="115%" fo:text-indent="-1cm" style:auto-text-indent="false"/>
      <style:text-properties style:font-name="Liberation Serif" fo:font-size="11pt" fo:language="de" fo:country="CH" style:text-underline-style="solid" style:text-underline-width="auto" style:text-underline-color="font-color" officeooo:paragraph-rsid="0134cdae" style:font-size-asian="11pt" style:font-size-complex="11pt"/>
    </style:style>
    <style:style style:name="P36" style:family="paragraph" style:parent-style-name="Standard">
      <style:paragraph-properties fo:margin-left="5.001cm" fo:margin-right="0cm" fo:margin-top="0cm" fo:margin-bottom="0.101cm" loext:contextual-spacing="false" fo:line-height="115%" fo:text-align="justify" style:justify-single-word="false" fo:text-indent="0cm" style:auto-text-indent="false"/>
      <style:text-properties style:font-name="Liberation Serif" fo:font-size="11pt" fo:language="de" fo:country="CH" officeooo:paragraph-rsid="0134cdae" style:font-size-asian="11pt" style:font-size-complex="11pt"/>
    </style:style>
    <style:style style:name="P37" style:family="paragraph" style:parent-style-name="Table_20_Contents">
      <style:paragraph-properties fo:text-align="start" style:justify-single-word="false"/>
    </style:style>
    <style:style style:name="P38" style:family="paragraph" style:parent-style-name="Table_20_Contents">
      <style:paragraph-properties fo:text-align="start" style:justify-single-word="false"/>
      <style:text-properties officeooo:paragraph-rsid="01738475"/>
    </style:style>
    <style:style style:name="P39" style:family="paragraph" style:parent-style-name="Table_20_Contents">
      <style:paragraph-properties fo:text-align="start" style:justify-single-word="false"/>
      <style:text-properties officeooo:paragraph-rsid="01754019"/>
    </style:style>
    <style:style style:name="P40" style:family="paragraph" style:parent-style-name="Table_20_Contents">
      <style:paragraph-properties fo:text-align="justify" style:justify-single-word="false"/>
    </style:style>
    <style:style style:name="P41" style:family="paragraph" style:parent-style-name="Table_20_Contents">
      <style:paragraph-properties fo:text-align="justify" style:justify-single-word="false"/>
      <style:text-properties officeooo:paragraph-rsid="01738475"/>
    </style:style>
    <style:style style:name="P42" style:family="paragraph" style:parent-style-name="Table_20_Contents">
      <style:paragraph-properties fo:text-align="justify" style:justify-single-word="false"/>
      <style:text-properties officeooo:paragraph-rsid="01758677"/>
    </style:style>
    <style:style style:name="P43" style:family="paragraph" style:parent-style-name="Table_20_Contents">
      <style:paragraph-properties fo:text-align="justify" style:justify-single-word="false"/>
      <style:text-properties officeooo:paragraph-rsid="017876e8"/>
    </style:style>
    <style:style style:name="P44" style:family="paragraph" style:parent-style-name="Table_20_Heading">
      <style:paragraph-properties fo:text-align="start" style:justify-single-word="false"/>
    </style:style>
    <style:style style:name="P45" style:family="paragraph" style:parent-style-name="Table_20_Heading">
      <style:paragraph-properties fo:text-align="start" style:justify-single-word="false"/>
      <style:text-properties officeooo:rsid="01738475" officeooo:paragraph-rsid="01738475"/>
    </style:style>
    <style:style style:name="P46" style:family="paragraph" style:parent-style-name="Standard">
      <style:paragraph-properties fo:margin-left="4.001cm" fo:margin-right="0cm" fo:margin-top="0cm" fo:margin-bottom="0.101cm" loext:contextual-spacing="false" fo:line-height="115%" fo:text-indent="-4.001cm" style:auto-text-indent="false">
        <style:tab-stops>
          <style:tab-stop style:position="3.496cm"/>
        </style:tab-stops>
      </style:paragraph-properties>
      <style:text-properties fo:language="de" fo:country="CH" officeooo:paragraph-rsid="014b5b39"/>
    </style:style>
    <style:style style:name="P47"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style:text-properties fo:color="#0000ff" style:font-name="Liberation Serif" fo:font-size="14pt" fo:language="de" fo:country="CH" fo:font-weight="bold" officeooo:rsid="016c8024" officeooo:paragraph-rsid="016c8024" style:font-size-asian="14pt" style:font-weight-asian="bold" style:font-size-complex="14pt"/>
    </style:style>
    <style:style style:name="P48"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style:text-properties fo:color="#0000ff" style:font-name="Liberation Serif" fo:font-size="14pt" fo:language="de" fo:country="CH" fo:font-weight="bold" officeooo:paragraph-rsid="016c8024" style:font-size-asian="14pt" style:font-weight-asian="bold" style:font-size-complex="14pt"/>
    </style:style>
    <style:style style:name="P49" style:family="paragraph" style:parent-style-name="Standard">
      <loext:graphic-properties draw:fill="solid" draw:fill-color="#c0dfb1"/>
      <style:paragraph-properties fo:margin-top="0.199cm" fo:margin-bottom="0cm" loext:contextual-spacing="false" fo:line-height="150%" fo:text-align="center" style:justify-single-word="false" fo:background-color="#c0dfb1"/>
      <style:text-properties fo:color="#0000ff" style:font-name="Liberation Serif" fo:font-size="14pt" fo:language="de" fo:country="CH" fo:font-weight="bold" officeooo:paragraph-rsid="01738475" style:font-size-asian="14pt" style:font-weight-asian="bold" style:font-size-complex="14pt"/>
    </style:style>
    <style:style style:name="P50" style:family="paragraph" style:parent-style-name="Standard" style:master-page-name="Standard">
      <loext:graphic-properties draw:fill="solid" draw:fill-color="#c0dfb1"/>
      <style:paragraph-properties fo:line-height="150%" fo:text-align="center" style:justify-single-word="false" style:page-number="auto" fo:background-color="#c0dfb1"/>
      <style:text-properties fo:color="#0000ff" style:font-name="Liberation Serif" fo:font-size="20pt" fo:language="de" fo:country="CH" fo:font-weight="bold" officeooo:paragraph-rsid="014d5914" style:font-size-asian="20pt" style:font-weight-asian="bold" style:font-name-complex="Arial" style:font-size-complex="20pt" style:font-weight-complex="bold"/>
    </style:style>
    <style:style style:name="T1" style:family="text">
      <style:text-properties style:font-name="Liberation Serif" fo:font-size="11pt" fo:language="de" fo:country="CH" officeooo:rsid="001f81d0" style:font-size-asian="11pt" style:font-size-complex="11pt"/>
    </style:style>
    <style:style style:name="T2" style:family="text">
      <style:text-properties style:font-name="Liberation Serif" fo:font-size="11pt" style:font-size-asian="11pt" style:font-size-complex="11pt"/>
    </style:style>
    <style:style style:name="T3" style:family="text">
      <style:text-properties style:font-name="Liberation Serif" fo:font-size="11pt" style:font-size-asian="11pt" style:font-size-complex="11pt" style:font-style-complex="italic"/>
    </style:style>
    <style:style style:name="T4" style:family="text">
      <style:text-properties style:font-name="Liberation Serif" fo:font-size="11pt" officeooo:rsid="00224217" style:font-size-asian="11pt" style:font-size-complex="11pt"/>
    </style:style>
    <style:style style:name="T5" style:family="text">
      <style:text-properties style:font-name="Liberation Serif" fo:font-size="11pt" officeooo:rsid="004e31e2" style:font-size-asian="11pt" style:font-size-complex="11pt"/>
    </style:style>
    <style:style style:name="T6" style:family="text">
      <style:text-properties style:font-name="Liberation Serif" fo:font-size="11pt" officeooo:rsid="014930fc" style:font-size-asian="11pt" style:font-size-complex="11pt"/>
    </style:style>
    <style:style style:name="T7" style:family="text">
      <style:text-properties style:font-name="Liberation Serif" fo:font-size="11pt" officeooo:rsid="014b5b39" style:font-size-asian="11pt" style:font-size-complex="11pt"/>
    </style:style>
    <style:style style:name="T8" style:family="text">
      <style:text-properties style:font-name="Liberation Serif" fo:font-size="11pt" officeooo:rsid="015c64c2" style:font-size-asian="11pt" style:font-size-complex="11pt"/>
    </style:style>
    <style:style style:name="T9" style:family="text">
      <style:text-properties style:font-name="Liberation Serif" fo:font-size="11pt" officeooo:rsid="016513dc" style:font-size-asian="11pt" style:font-size-complex="11pt"/>
    </style:style>
    <style:style style:name="T10" style:family="text">
      <style:text-properties style:font-name="Liberation Serif" fo:font-size="11pt" officeooo:rsid="017b9d68" style:font-size-asian="11pt" style:font-size-complex="11pt"/>
    </style:style>
    <style:style style:name="T11" style:family="text">
      <style:text-properties style:font-name="Liberation Serif" fo:font-size="11pt" style:font-size-asian="11pt" style:language-asian="de" style:country-asian="CH" style:font-name-complex="Arial Narrow" style:font-size-complex="11pt"/>
    </style:style>
    <style:style style:name="T12" style:family="text">
      <style:text-properties style:font-name="Liberation Serif" fo:font-size="11pt" style:text-underline-style="solid" style:text-underline-width="auto" style:text-underline-color="font-color" fo:font-weight="bold" style:font-size-asian="11pt" style:font-weight-asian="bold" style:font-size-complex="11pt"/>
    </style:style>
    <style:style style:name="T13" style:family="text">
      <style:text-properties style:font-name="Liberation Serif" fo:font-size="11pt" style:text-underline-style="solid" style:text-underline-width="auto" style:text-underline-color="font-color" fo:font-weight="bold" style:font-size-asian="11pt" style:font-weight-asian="bold" style:font-size-complex="11pt" style:font-weight-complex="bold"/>
    </style:style>
    <style:style style:name="T14" style:family="text">
      <style:text-properties style:font-name="Liberation Serif" fo:font-size="11pt" style:text-underline-style="solid" style:text-underline-width="auto" style:text-underline-color="font-color" fo:font-weight="bold" officeooo:rsid="014b5b39" style:font-size-asian="11pt" style:font-weight-asian="bold" style:font-size-complex="11pt" style:font-weight-complex="bold"/>
    </style:style>
    <style:style style:name="T15" style:family="text">
      <style:text-properties style:font-name="Liberation Serif" fo:font-size="11pt" style:text-underline-style="solid" style:text-underline-width="auto" style:text-underline-color="font-color" fo:font-weight="bold" officeooo:rsid="014b5b39" style:font-size-asian="11pt" style:font-weight-asian="bold" style:font-size-complex="11pt"/>
    </style:style>
    <style:style style:name="T16" style:family="text">
      <style:text-properties style:font-name="Liberation Serif" fo:font-size="11pt" style:text-underline-style="solid" style:text-underline-width="auto" style:text-underline-color="font-color" style:font-size-asian="11pt" style:font-size-complex="11pt"/>
    </style:style>
    <style:style style:name="T17" style:family="text">
      <style:text-properties style:font-name="Liberation Serif" fo:font-size="11pt" style:text-underline-style="solid" style:text-underline-width="auto" style:text-underline-color="font-color" officeooo:rsid="014930fc" style:font-size-asian="11pt" style:font-size-complex="11pt"/>
    </style:style>
    <style:style style:name="T18" style:family="text">
      <style:text-properties style:font-name="Liberation Serif" fo:font-size="11pt" style:text-underline-style="solid" style:text-underline-width="auto" style:text-underline-color="font-color" fo:font-weight="normal" style:font-size-asian="11pt" style:font-weight-asian="normal" style:font-size-complex="11pt" style:font-weight-complex="normal"/>
    </style:style>
    <style:style style:name="T19" style:family="text">
      <style:text-properties style:font-name="Liberation Serif" fo:font-size="11pt" style:text-underline-style="solid" style:text-underline-width="auto" style:text-underline-color="font-color" fo:font-weight="normal" officeooo:rsid="014930fc" style:font-size-asian="11pt" style:font-weight-asian="normal" style:font-size-complex="11pt" style:font-weight-complex="normal"/>
    </style:style>
    <style:style style:name="T20" style:family="text">
      <style:text-properties style:font-name="Liberation Serif" fo:font-size="11pt" style:text-underline-style="solid" style:text-underline-width="auto" style:text-underline-color="font-color" fo:font-weight="normal" officeooo:rsid="00224217" style:font-size-asian="11pt" style:font-weight-asian="normal" style:font-size-complex="11pt" style:font-weight-complex="normal"/>
    </style:style>
    <style:style style:name="T21" style:family="text">
      <style:text-properties style:font-name="Liberation Serif" fo:font-size="11pt" style:text-underline-style="solid" style:text-underline-width="auto" style:text-underline-color="font-color" fo:font-weight="normal" officeooo:rsid="016c8024" style:font-size-asian="11pt" style:font-weight-asian="normal" style:font-size-complex="11pt" style:font-weight-complex="normal"/>
    </style:style>
    <style:style style:name="T22" style:family="text">
      <style:text-properties style:font-name="Liberation Serif" fo:font-size="11pt" fo:font-weight="bold" style:font-size-asian="11pt" style:font-weight-asian="bold" style:font-size-complex="11pt"/>
    </style:style>
    <style:style style:name="T23" style:family="text">
      <style:text-properties style:font-name="Liberation Serif" fo:font-size="11pt" fo:font-weight="bold" officeooo:rsid="005b3035" style:font-size-asian="11pt" style:font-weight-asian="bold" style:font-size-complex="11pt"/>
    </style:style>
    <style:style style:name="T24" style:family="text">
      <style:text-properties style:font-name="Liberation Serif" fo:font-size="11pt" fo:font-weight="bold" officeooo:rsid="014930fc" style:font-size-asian="11pt" style:font-weight-asian="bold" style:font-size-complex="11pt"/>
    </style:style>
    <style:style style:name="T25" style:family="text">
      <style:text-properties style:font-name="Liberation Serif" fo:font-size="11pt" fo:font-style="italic" style:text-underline-style="none" fo:font-weight="bold" style:font-size-asian="11pt" style:font-style-asian="italic" style:font-weight-asian="bold" style:font-size-complex="11pt" style:font-weight-complex="bold"/>
    </style:style>
    <style:style style:name="T26" style:family="text">
      <style:text-properties style:font-name="Liberation Serif" fo:font-size="11pt" fo:font-style="italic" style:text-underline-style="none" fo:font-weight="bold" officeooo:rsid="014b5b39" style:font-size-asian="11pt" style:font-style-asian="italic" style:font-weight-asian="bold" style:font-size-complex="11pt" style:font-weight-complex="bold"/>
    </style:style>
    <style:style style:name="T27" style:family="text">
      <style:text-properties style:font-name="Liberation Serif" fo:font-size="11pt" fo:font-style="italic" style:text-underline-style="none" fo:font-weight="bold" officeooo:rsid="014b5b39" style:font-size-asian="11pt" style:font-style-asian="italic" style:font-weight-asian="bold" style:font-size-complex="11pt" style:font-style-complex="italic" style:font-weight-complex="bold"/>
    </style:style>
    <style:style style:name="T28" style:family="text">
      <style:text-properties style:font-name="Liberation Serif" fo:font-size="11pt" style:text-underline-style="none" fo:font-weight="bold" style:font-size-asian="11pt" style:font-weight-asian="bold" style:font-size-complex="11pt"/>
    </style:style>
    <style:style style:name="T29" style:family="text">
      <style:text-properties style:font-name="Liberation Serif" fo:font-size="11pt" style:text-underline-style="none" fo:font-weight="bold" style:font-size-asian="11pt" style:font-weight-asian="bold" style:font-size-complex="11pt" style:font-weight-complex="bold"/>
    </style:style>
    <style:style style:name="T30" style:family="text">
      <style:text-properties style:font-name="Liberation Serif" fo:font-size="11pt" style:text-underline-style="none" fo:font-weight="bold" officeooo:rsid="014b5b39" style:font-size-asian="11pt" style:font-weight-asian="bold" style:font-size-complex="11pt" style:font-weight-complex="bold"/>
    </style:style>
    <style:style style:name="T31" style:family="text">
      <style:text-properties style:font-name="Liberation Serif" fo:font-size="11pt" style:text-underline-style="none" fo:font-weight="bold" officeooo:rsid="0135d907" style:font-size-asian="11pt" style:font-weight-asian="bold" style:font-size-complex="11pt" style:font-weight-complex="bold"/>
    </style:style>
    <style:style style:name="T32" style:family="text">
      <style:text-properties style:font-name="Liberation Serif" fo:font-size="11pt" style:text-underline-style="none" fo:font-weight="bold" officeooo:rsid="014b5b39" style:font-size-asian="11pt" style:font-weight-asian="bold" style:font-size-complex="11pt"/>
    </style:style>
    <style:style style:name="T33" style:family="text">
      <style:text-properties style:font-name="Liberation Serif" fo:font-size="11pt" style:text-underline-style="none" fo:font-weight="bold" officeooo:rsid="01684b59" style:font-size-asian="11pt" style:font-weight-asian="bold" style:font-size-complex="11pt"/>
    </style:style>
    <style:style style:name="T34" style:family="text">
      <style:text-properties fo:color="#00000a" style:font-name="Liberation Serif" fo:font-size="11pt" fo:language="de" fo:country="CH" officeooo:rsid="001f81d0" style:font-size-asian="11pt" style:font-size-complex="11pt"/>
    </style:style>
    <style:style style:name="T35" style:family="text">
      <style:text-properties officeooo:rsid="00d0edba"/>
    </style:style>
    <style:style style:name="T36" style:family="text">
      <style:text-properties fo:font-weight="bold" style:font-weight-asian="bold"/>
    </style:style>
    <style:style style:name="T37" style:family="text">
      <style:text-properties fo:font-weight="bold" style:font-weight-asian="bold" style:font-weight-complex="bold"/>
    </style:style>
    <style:style style:name="T38" style:family="text">
      <style:text-properties fo:font-weight="bold" officeooo:rsid="0131bcba" style:font-weight-asian="bold" style:font-weight-complex="bold"/>
    </style:style>
    <style:style style:name="T39" style:family="text">
      <style:text-properties fo:font-weight="bold" officeooo:rsid="014d5914" style:font-weight-asian="bold" style:font-weight-complex="bold"/>
    </style:style>
    <style:style style:name="T40" style:family="text">
      <style:text-properties fo:font-weight="bold" officeooo:rsid="004a1a7e" style:font-weight-asian="bold" style:font-weight-complex="bold"/>
    </style:style>
    <style:style style:name="T41" style:family="text">
      <style:text-properties fo:font-weight="bold" officeooo:rsid="0147d7ff" style:font-weight-asian="bold" style:font-weight-complex="bold"/>
    </style:style>
    <style:style style:name="T42" style:family="text">
      <style:text-properties fo:font-weight="bold" officeooo:rsid="014930fc" style:font-weight-asian="bold" style:font-weight-complex="bold"/>
    </style:style>
    <style:style style:name="T43" style:family="text">
      <style:text-properties fo:font-weight="bold" officeooo:rsid="016c8024" style:font-weight-asian="bold" style:font-weight-complex="bold"/>
    </style:style>
    <style:style style:name="T44" style:family="text">
      <style:text-properties fo:font-weight="bold" officeooo:rsid="016d788b" style:font-weight-asian="bold" style:font-weight-complex="bold"/>
    </style:style>
    <style:style style:name="T45" style:family="text">
      <style:text-properties officeooo:rsid="014a3d59"/>
    </style:style>
    <style:style style:name="T46" style:family="text">
      <style:text-properties officeooo:rsid="0134cdae"/>
    </style:style>
    <style:style style:name="T47" style:family="text">
      <style:text-properties style:text-underline-style="solid" style:text-underline-width="auto" style:text-underline-color="font-color"/>
    </style:style>
    <style:style style:name="T48" style:family="text">
      <style:text-properties style:text-underline-style="solid" style:text-underline-width="auto" style:text-underline-color="font-color" fo:font-weight="normal" officeooo:rsid="014930fc" style:font-weight-asian="normal" style:font-weight-complex="normal"/>
    </style:style>
    <style:style style:name="T49" style:family="text">
      <style:text-properties style:text-underline-style="solid" style:text-underline-width="auto" style:text-underline-color="font-color" officeooo:rsid="014930fc"/>
    </style:style>
    <style:style style:name="T50" style:family="text">
      <style:text-properties style:text-underline-style="solid" style:text-underline-width="auto" style:text-underline-color="font-color" officeooo:rsid="014a3d59"/>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style:text-underline-style="solid" style:text-underline-width="auto" style:text-underline-color="font-color" officeooo:rsid="0134cdae"/>
    </style:style>
    <style:style style:name="T53" style:family="text">
      <style:text-properties style:text-underline-style="solid" style:text-underline-width="auto" style:text-underline-color="font-color" officeooo:rsid="01738475"/>
    </style:style>
    <style:style style:name="T54" style:family="text">
      <style:text-properties style:text-underline-style="solid" style:text-underline-width="auto" style:text-underline-color="font-color" officeooo:rsid="01754019"/>
    </style:style>
    <style:style style:name="T55" style:family="text">
      <style:text-properties style:text-underline-style="solid" style:text-underline-width="auto" style:text-underline-color="font-color" officeooo:rsid="01758677"/>
    </style:style>
    <style:style style:name="T56" style:family="text">
      <style:text-properties style:text-underline-style="solid" style:text-underline-width="auto" style:text-underline-color="font-color" officeooo:rsid="0176c75c"/>
    </style:style>
    <style:style style:name="T57" style:family="text">
      <style:text-properties style:text-underline-style="solid" style:text-underline-width="auto" style:text-underline-color="font-color" officeooo:rsid="017876e8"/>
    </style:style>
    <style:style style:name="T58" style:family="text">
      <style:text-properties style:text-underline-style="solid" style:text-underline-width="auto" style:text-underline-color="font-color" officeooo:rsid="01797299"/>
    </style:style>
    <style:style style:name="T59" style:family="text">
      <style:text-properties style:text-underline-style="solid" style:text-underline-width="auto" style:text-underline-color="font-color" officeooo:rsid="018f0d59"/>
    </style:style>
    <style:style style:name="T60" style:family="text">
      <style:text-properties officeooo:rsid="014930fc"/>
    </style:style>
    <style:style style:name="T61" style:family="text">
      <style:text-properties fo:font-weight="normal" officeooo:rsid="014930fc" style:font-weight-asian="normal" style:font-weight-complex="normal"/>
    </style:style>
    <style:style style:name="T62" style:family="text">
      <style:text-properties fo:font-weight="normal" officeooo:rsid="014d5914" style:font-weight-asian="normal" style:font-weight-complex="normal"/>
    </style:style>
    <style:style style:name="T63" style:family="text">
      <style:text-properties fo:font-weight="normal" officeooo:rsid="016d788b" style:font-weight-asian="normal" style:font-weight-complex="normal"/>
    </style:style>
    <style:style style:name="T64" style:family="text">
      <style:text-properties fo:font-weight="normal" officeooo:rsid="016ed0c2" style:font-weight-asian="normal" style:font-weight-complex="normal"/>
    </style:style>
    <style:style style:name="T65" style:family="text">
      <style:text-properties fo:font-weight="normal" officeooo:rsid="01738475" style:font-weight-asian="normal" style:font-weight-complex="normal"/>
    </style:style>
    <style:style style:name="T66" style:family="text">
      <style:text-properties officeooo:rsid="014b5b39"/>
    </style:style>
    <style:style style:name="T67" style:family="text">
      <style:text-properties fo:font-style="italic" style:font-style-asian="italic" style:font-style-complex="italic"/>
    </style:style>
    <style:style style:name="T68" style:family="text">
      <style:text-properties fo:font-style="italic" style:text-underline-style="solid" style:text-underline-width="auto" style:text-underline-color="font-color" style:font-style-asian="italic" style:font-style-complex="italic"/>
    </style:style>
    <style:style style:name="T69" style:family="text">
      <style:text-properties officeooo:rsid="014d5914"/>
    </style:style>
    <style:style style:name="T70" style:family="text">
      <style:text-properties officeooo:rsid="015c64c2"/>
    </style:style>
    <style:style style:name="T71" style:family="text">
      <style:text-properties officeooo:rsid="01738475"/>
    </style:style>
    <style:style style:name="T72" style:family="text">
      <style:text-properties officeooo:rsid="01754019"/>
    </style:style>
    <style:style style:name="T73" style:family="text">
      <style:text-properties style:text-underline-style="none"/>
    </style:style>
    <style:style style:name="T74" style:family="text">
      <style:text-properties style:text-underline-style="none" officeooo:rsid="01754019"/>
    </style:style>
    <style:style style:name="T75" style:family="text">
      <style:text-properties style:text-underline-style="none" officeooo:rsid="01758677"/>
    </style:style>
    <style:style style:name="T76" style:family="text">
      <style:text-properties style:text-underline-style="none" officeooo:rsid="0176c75c"/>
    </style:style>
    <style:style style:name="T77" style:family="text">
      <style:text-properties style:text-underline-style="none" officeooo:rsid="017876e8"/>
    </style:style>
    <style:style style:name="T78" style:family="text">
      <style:text-properties style:text-underline-style="none" officeooo:rsid="01797299"/>
    </style:style>
    <style:style style:name="T79" style:family="text">
      <style:text-properties style:text-underline-style="none" officeooo:rsid="017d568b"/>
    </style:style>
    <style:style style:name="T80" style:family="text">
      <style:text-properties style:text-underline-style="none" officeooo:rsid="0186d04f"/>
    </style:style>
    <style:style style:name="T81" style:family="text">
      <style:text-properties style:text-underline-style="none" officeooo:rsid="0187fa41"/>
    </style:style>
    <style:style style:name="T82" style:family="text">
      <style:text-properties style:text-underline-style="none" officeooo:rsid="01880a84"/>
    </style:style>
    <style:style style:name="T83" style:family="text">
      <style:text-properties style:text-underline-style="none" officeooo:rsid="0189fbf1"/>
    </style:style>
    <style:style style:name="T84" style:family="text">
      <style:text-properties officeooo:rsid="01758677"/>
    </style:style>
    <style:style style:name="T85" style:family="text">
      <style:text-properties officeooo:rsid="017876e8"/>
    </style:style>
    <style:style style:name="T86" style:family="text">
      <style:text-properties officeooo:rsid="01797299"/>
    </style:style>
    <style:style style:name="T87" style:family="text">
      <style:text-properties officeooo:rsid="017b9d68"/>
    </style:style>
    <style:style style:name="T88" style:family="text">
      <style:text-properties officeooo:rsid="017eaa5e"/>
    </style:style>
    <style:style style:name="T89" style:family="text">
      <style:text-properties officeooo:rsid="018a9993"/>
    </style:style>
    <style:style style:name="T90" style:family="text">
      <style:text-properties officeooo:rsid="018be1ce"/>
    </style:style>
    <style:style style:name="fr1" style:family="graphic" style:parent-style-name="Frame">
      <style:graphic-properties style:vertical-pos="from-top" style:vertical-rel="page" style:horizontal-pos="from-left" style:horizontal-rel="page" fo:background-color="#c0dfb1" style:background-transparency="0%" draw:fill="solid" draw:fill-color="#c0dfb1" draw:opacity="100%" fo:padding="0.15cm" fo:border="none" draw:textarea-vertical-align="top"/>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3" text:anchor-type="page" text:anchor-page-number="4" svg:x="0cm" svg:y="2cm" svg:width="2.115cm" svg:height="25.672cm" draw:z-index="0">
        <draw:text-box>
          <text:p text:style-name="P13">C u r r i c u l u m <text:s/>V i t a e </text:p>
        </draw:text-box>
      </draw:frame>
      <draw:frame draw:style-name="fr1" draw:name="Frame4" text:anchor-type="page" text:anchor-page-number="3" svg:x="0cm" svg:y="2cm" svg:width="2.115cm" svg:height="25.672cm" draw:z-index="1">
        <draw:text-box>
          <text:p text:style-name="P13">C u r r i c u l u m <text:s/>V i t a e </text:p>
        </draw:text-box>
      </draw:frame>
      <draw:frame draw:style-name="fr1" draw:name="Frame5" text:anchor-type="page" text:anchor-page-number="2" svg:x="0cm" svg:y="2cm" svg:width="2.115cm" svg:height="25.672cm" draw:z-index="2">
        <draw:text-box>
          <text:p text:style-name="P13">C u r r i c u l u m <text:s/>V i t a e </text:p>
        </draw:text-box>
      </draw:frame>
      <draw:frame draw:style-name="fr1" draw:name="Frame6" text:anchor-type="page" text:anchor-page-number="1" svg:x="0cm" svg:y="2cm" svg:width="2.115cm" svg:height="25.672cm" draw:z-index="3">
        <draw:text-box>
          <text:p text:style-name="P13">C u r r i c u l u m <text:s/>V i t a e </text:p>
        </draw:text-box>
      </draw:frame>
      <draw:frame draw:style-name="fr1" draw:name="Frame1" text:anchor-type="page" text:anchor-page-number="5" svg:x="0cm" svg:y="2cm" svg:width="2.115cm" svg:height="25.672cm" draw:z-index="4">
        <draw:text-box>
          <text:p text:style-name="P13">C u r r i c u l u m <text:s/>V i t a e </text:p>
        </draw:text-box>
      </draw:frame>
      <draw:frame draw:style-name="fr1" draw:name="Frame2" text:anchor-type="page" text:anchor-page-number="6" svg:x="0cm" svg:y="2cm" svg:width="2.115cm" svg:height="25.672cm" draw:z-index="5">
        <draw:text-box>
          <text:p text:style-name="P13">C u r r i c u l u m <text:s/>V i t a e </text:p>
        </draw:text-box>
      </draw:frame>
      <text:p text:style-name="P50">Roland Benz<text:span text:style-name="T69">, Ingenieur ETH</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4">Name: Roland Richard Benz</text:p>
            <text:p text:style-name="P24">Adresse: Felsberg 2, 8052 Zürich</text:p>
          </table:table-cell>
          <table:table-cell table:style-name="Table1.A1" office:value-type="string">
            <text:p text:style-name="P24">Geburtsdatum: 26.06.1971</text:p>
            <text:p text:style-name="P24">Bürgerort: Winterthur<text:span text:style-name="T69">, CH</text:span></text:p>
          </table:table-cell>
          <table:table-cell table:style-name="Table1.A1" office:value-type="string">
            <text:p text:style-name="P26">Tel.: +41 (0)79 271 90 34</text:p>
            <text:p text:style-name="P25">E-Mail: r<text:span text:style-name="T35">b-job</text:span>@<text:span text:style-name="T35">gmx</text:span>.ch</text:p>
          </table:table-cell>
        </table:table-row>
      </table:table>
      <text:p text:style-name="P23"/>
      <text:p text:style-name="P47">Berufliche Tätigkeiten</text:p>
      <text:p text:style-name="P12"/>
      <text:p text:style-name="P6"><text:span text:style-name="T2">08.2011 – 01.2013<text:tab/></text:span><text:span text:style-name="T28">Syngenta AG, Basel (via Adecco) </text:span><text:span text:style-name="T25">(</text:span><text:span text:style-name="T26">Zeitlich b</text:span><text:span text:style-name="T25">efristeter </text:span><text:span text:style-name="T26">A</text:span><text:span text:style-name="T25">rbeitsvertrag)</text:span></text:p>
      <text:p text:style-name="P32"><text:span text:style-name="T12">Daten-/Portfolio Reporting Analyst</text:span><text:span text:style-name="T15">:</text:span><text:span text:style-name="T2"> </text:span><text:span text:style-name="T7">I</text:span><text:span text:style-name="T2">nnerhalb des R&amp;D Projekt- und Portfoliomanagements.</text:span><text:span text:style-name="T7"> Unterstützung von Projekt- und Portfoliomanagern. Leitung eigener Projekte. Business Case und Projektplanungsdaten aus der Planisware Portfoliomanagement Software verarbeitet. Sehr umfangreiche </text:span><text:span text:style-name="T2">Software fürs Berichtwesen geschrieben mit VBA-Excel, VBA-Access, und VBA–PowerPoint. Datenverarbeitung, Applikationsentwicklung, Bereitstellung von Datensätzen und Analysen. </text:span></text:p>
      <text:p text:style-name="P7"><text:span text:style-name="T2">07.2010 – 02.2011<text:tab/></text:span><text:span text:style-name="T28">Feinschliff GmbH, Zürich </text:span><text:span text:style-name="T25">(</text:span><text:span text:style-name="T26">Zeitlich b</text:span><text:span text:style-name="T25">efristeter </text:span><text:span text:style-name="T26">A</text:span><text:span text:style-name="T25">rbeitsvertrag)</text:span></text:p>
      <text:p text:style-name="P31"><text:span text:style-name="T12">Buchhalter (50% Teilzeit)</text:span><text:span text:style-name="T15">:</text:span><text:span text:style-name="T2"> Kreditoren und Anlagenbuchhaltung. Inventur aller Sachanlagen durchgeführt.</text:span></text:p>
      <text:p text:style-name="P7"><text:span text:style-name="T2">03.2009 - 07.2009<text:tab/></text:span><text:span text:style-name="T29">ETH, Zürich </text:span><text:span text:style-name="T25">(</text:span><text:span text:style-name="T26">Zeitlich b</text:span><text:span text:style-name="T25">efristeter </text:span><text:span text:style-name="T26">A</text:span><text:span text:style-name="T25">rbeitsvertrag)</text:span></text:p>
      <text:p text:style-name="P31"><text:span text:style-name="T12">Ingenieur</text:span><text:span text:style-name="T15">:</text:span><text:span text:style-name="T2"> </text:span><text:span text:style-name="T7">I</text:span><text:span text:style-name="T2">m Stab </text:span><text:span text:style-name="T3">Sicherheit</text:span><text:span text:style-name="T2">, </text:span><text:span text:style-name="T3">Gesundheit</text:span><text:span text:style-name="T2"> und </text:span><text:span text:style-name="T3">Umwelt. Lokalisierung und Dokumentierung aller Feuerschutzanlagen in ETH Gebäuden. Bereitstellung der Dokumentation für die Versicherungs-Risikoabschätzung der ETH Gebäude durch den Versicherer. Unterstützung des Sicherheitschefs. Zur Finanzierung der CAIA L1 und CFA L1 Prüfungen.</text:span></text:p>
      <text:p text:style-name="P7"><text:span text:style-name="T2">07.2007 - 09.2007<text:tab/></text:span><text:span text:style-name="T28">UBS AG, Zürich </text:span><text:span text:style-name="T25">(</text:span><text:span text:style-name="T26">Zeitlich b</text:span><text:span text:style-name="T25">efristeter </text:span><text:span text:style-name="T26">A</text:span><text:span text:style-name="T25">rbeitsvertrag)</text:span></text:p>
      <text:p text:style-name="P31"><text:span text:style-name="T12">SAS Programmierer</text:span><text:span text:style-name="T15">:</text:span><text:span text:style-name="T2"> Umfangreiche Programme fürs globale Risikomanage</text:span><text:span text:style-name="T8">-</text:span><text:span text:style-name="T2">ment mit der Statistiksoftware Base-SAS geschrieben. Übersetzen und Neuprogrammierung von Datenaufbereitungsalgorithmen für die Monte <text:s/>Carlo Simulationen zur Erzeugung der unternehmensweiten Gewinn- und Verlustverteilungen. Zur Finanzierung des FRM Diploms im 2008.</text:span></text:p>
      <text:p text:style-name="P7"><text:span text:style-name="T2">02.2006 - 04.2006<text:tab/></text:span><text:span text:style-name="T28">Zürich Vers. AG, Zürich (via Poolside) </text:span><text:span text:style-name="T25">(</text:span><text:span text:style-name="T26">Zeitlich b</text:span><text:span text:style-name="T25">efristeter </text:span><text:span text:style-name="T26">A</text:span><text:span text:style-name="T25">rbeitsvertrag)</text:span></text:p>
      <text:p text:style-name="P31"><text:span text:style-name="T12">Excel-VBA Spezialist</text:span><text:span text:style-name="T15">:</text:span><text:span text:style-name="T2"> Erstellung einer Profitabilitätsanalyse mit Datenbank-Rohdaten in der Abteilung Underwriting Control. Datenverarbeitung und Berechnung der Loss- und Combined Ratios eines Versicherungsportfolios entlang diverser Dimensionen zur Verifizierung von Hypothesen im Rahmen des Programms The Zurich Way.</text:span></text:p>
      <text:p text:style-name="P7"><text:span text:style-name="T2">03.2005 - 08.2005<text:tab/></text:span><text:span text:style-name="T28">Prose AG, Winterthur </text:span><text:span text:style-name="T25">(Praktikum, </text:span><text:span text:style-name="T26">zeitlich b</text:span><text:span text:style-name="T25">efristeter </text:span><text:span text:style-name="T26">A</text:span><text:span text:style-name="T25">rbeitsvertrag)</text:span></text:p>
      <text:p text:style-name="P31"><text:span text:style-name="T12">Maschinenbauingenieur</text:span><text:span text:style-name="T15">:</text:span><text:span text:style-name="T2"> Diverse Projekte in den Abteilungen Measuring &amp; Testing und Engineering &amp; Consulting. Arbeit mit dem 3D-CAD Inventor Model des intern entwickelten und produzierten Stadler S-Bahn Fahrgestells. Berechnung der Beanspruchung und Spannungsverteilung im Fahrgestell und den Schienen. Installation von Messgeräten und Datenerfassung in S-Bahn Testfahrten. Programmierung und statistische Verarbeitung der gemessenen Testfahrtdaten. Erstellung von Teilen der Dokumentation für die Kunden und die Regulatoren.</text:span></text:p>
      <text:p text:style-name="P7"><text:soft-page-break/><text:span text:style-name="T2">10.2004 - 02.2005<text:tab/></text:span><text:span text:style-name="T29">InnoPark - Z</text:span><text:span text:style-name="T30">H</text:span><text:span text:style-name="T29">-Ostschweiz, Winterthur </text:span><text:span text:style-name="T25">(</text:span><text:span text:style-name="T26">Zeitlich b</text:span><text:span text:style-name="T25">efristeter </text:span><text:span text:style-name="T26">A</text:span><text:span text:style-name="T25">rbeitsvertrag)</text:span></text:p>
      <text:p text:style-name="P31"><text:span text:style-name="T12">CAD Spezialist</text:span><text:span text:style-name="T15">:</text:span><text:span text:style-name="T2"> Weiterentwicklung und Animation eines 3D-CAD Gelenkmodells mit der Software Inventor.</text:span></text:p>
      <text:p text:style-name="P2"><text:span text:style-name="T2">11.2001 – 03.2004<text:tab/></text:span><text:span text:style-name="T28">ETH Zürich</text:span><text:span text:style-name="T32">. Wissenschaftliche Arbeiten während de</text:span><text:span text:style-name="T33">s</text:span><text:span text:style-name="T32"> Studium</text:span><text:span text:style-name="T33">s</text:span><text:span text:style-name="T32">.</text:span></text:p>
      <text:p text:style-name="P33"><text:span text:style-name="T68">ETH-Semesterarbeit: </text:span><text:span text:style-name="T51">Kontrolle adaptiver Systeme mit Zeitverzögerungen.</text:span> <text:span text:style-name="T50">Tools, Techniken, Technologien:</text:span><text:span text:style-name="T45"> </text:span>Zustandsraummodelle, Filteralgorithmen, Regelungstechnik, Adaptive Regelung, Software in Matlab-Simulink.</text:p>
      <text:p text:style-name="P35"><text:span text:style-name="T67">ETH-Semesterarbeit: </text:span><text:span text:style-name="T37">Vorhersage / Simulation von Finanzmarktpreisen.</text:span></text:p>
      <text:p text:style-name="P33"><text:span text:style-name="T46"><text:tab/></text:span><text:span text:style-name="T52">Tools, Techniken, Technologien:</text:span><text:span text:style-name="T46"> </text:span>Finanzmathematik, Kalman Filter, Zustandsraummodelle, Software in Matlab.</text:p>
      <text:p text:style-name="P34"><text:span text:style-name="T67">ETH-Diplomarbeit:</text:span> <text:span text:style-name="T37">Roboter Selbstlokalisierungsalgorithmus.</text:span></text:p>
      <text:p text:style-name="P36"><text:span text:style-name="T50">Tools, Techniken, Technologien:</text:span><text:span text:style-name="T45"> </text:span>Pattern Recognition, Vektorgeometrie, Kalman Filter, Software in C++<text:span text:style-name="T66">, Sensoren.</text:span></text:p>
      <text:p text:style-name="P3"><text:span text:style-name="T2">09.2001 - 10.2001<text:tab/></text:span><text:span text:style-name="T29">ESEC SA, Cham </text:span><text:span text:style-name="T25">(Praktikum, </text:span><text:span text:style-name="T26">Zeitlich b</text:span><text:span text:style-name="T25">efristeter </text:span><text:span text:style-name="T26">A</text:span><text:span text:style-name="T25">rbeitsvertrag)</text:span></text:p>
      <text:p text:style-name="P27"><text:span text:style-name="T12">Maschinenbauingenieur</text:span><text:span text:style-name="T15">:</text:span><text:span text:style-name="T2"> Projekt in der R&amp;D Wire Bonder Abteilung während des Maschinenbaustudiums. Schreiben von Testprogrammen für den Wire Bonder auf Matlab, Ausführung der Scripts und Datenerfassung zur weiteren Analyse und Auswertung.</text:span></text:p>
      <text:p text:style-name="P3"><text:span text:style-name="T2">05.2001 - 08.2001<text:tab/></text:span><text:span text:style-name="T29">Alstom Power AG, Baden </text:span><text:span text:style-name="T25">(Praktikum, </text:span><text:span text:style-name="T26">Zeitlich b</text:span><text:span text:style-name="T25">efristeter </text:span><text:span text:style-name="T26">A</text:span><text:span text:style-name="T25">rbeitsvertrag)</text:span></text:p>
      <text:p text:style-name="P27"><text:span text:style-name="T12">Maschinenbauingenieur</text:span><text:span text:style-name="T15">:</text:span><text:span text:style-name="T22"> </text:span><text:span text:style-name="T2">Projekt in der Abteilung Kraftwerk Simulations- und Lernsoftware während des Maschinenbaustudiums. Sammeln von Dokumenten, Formeln und Diagrammen für die Programmlogik des Kraftwerk Trainingssimulators.</text:span></text:p>
      <text:p text:style-name="P3"><text:span text:style-name="T2">02.1998 - 03.1998<text:tab/></text:span><text:span text:style-name="T29">Sulzer Turbo, Z</text:span><text:span text:style-name="T31">ü</text:span><text:span text:style-name="T29">rich </text:span><text:span text:style-name="T25">(Praktikum, </text:span><text:span text:style-name="T26">Zeitlich b</text:span><text:span text:style-name="T25">efristeter </text:span><text:span text:style-name="T26">A</text:span><text:span text:style-name="T25">rbeitsvertrag)</text:span></text:p>
      <text:p text:style-name="P27"><text:span text:style-name="T12">Maschinenbauingenieur</text:span><text:span text:style-name="T15">:</text:span><text:span text:style-name="T22"> </text:span><text:span text:style-name="T2">Obligatorisches Werkstattpraktikum.</text:span></text:p>
      <text:p text:style-name="P14"><text:span text:style-name="T2">0</text:span><text:span text:style-name="T10">1</text:span><text:span text:style-name="T2">.199</text:span><text:span text:style-name="T7">5</text:span><text:span text:style-name="T2"> – 0</text:span><text:span text:style-name="T10">9</text:span><text:span text:style-name="T2">.199</text:span><text:span text:style-name="T7">7<text:tab/></text:span><text:span text:style-name="T30">Notschlafstelle Urdorf &amp; Spool Zürich </text:span><text:span text:style-name="T27">(Nebenjobs auf Abruf)</text:span></text:p>
      <text:p text:style-name="P30">Schätzungsweise <text:span text:style-name="T87">150</text:span>-2<text:span text:style-name="T87">0</text:span>0 Einsätze im Sozialbereich und etwa 10 im Event Marketing.</text:p>
      <text:p text:style-name="P2"><text:span text:style-name="T2">03.1994 - 07.1994 <text:tab/></text:span><text:span text:style-name="T29">NCR Schweiz, Wallisellen (AT&amp;T) </text:span><text:span text:style-name="T25">(Unbefristete Anstellung)</text:span></text:p>
      <text:p text:style-name="P28"><text:span text:style-name="T13">Buchhalter</text:span><text:span text:style-name="T14">:</text:span><text:span text:style-name="T2"> Verantwortlich für die Anlagebuchhaltung innerhalb der Schweiz. Datenverarbeitung und Mutationen in die Oracle Datenbankapplikation. Durchführung der Inventur aller Anlagen von NCR Schweiz. Verantwortlich für eine Teilzeitaushilfe. Ich kündigte, nachdem ich die Aufnahmeprüfung in die Maturitätschule KME bestanden hatte.</text:span></text:p>
      <text:p text:style-name="P46"><text:span text:style-name="T2">08.1993 - 02.1994<text:tab/></text:span><text:span text:style-name="T29">AT&amp;T, Wallisellen (via pkp) </text:span><text:span text:style-name="T25">(</text:span><text:span text:style-name="T26">Zeitlich b</text:span><text:span text:style-name="T25">efristeter </text:span><text:span text:style-name="T26">A</text:span><text:span text:style-name="T25">rbeitsvertrag )</text:span></text:p>
      <text:p text:style-name="P27"><text:span text:style-name="T12">Kaufmännischer Angestellter</text:span><text:span text:style-name="T15">:</text:span><text:span text:style-name="T2"> </text:span><text:span text:style-name="T9">E</text:span><text:span text:style-name="T2">rst im Telefonmarketing und dann in der Lagerbuchhaltung.</text:span></text:p>
      <text:p text:style-name="P2"><text:span text:style-name="T2">04.1990 - 03.1993 <text:tab/></text:span><text:span text:style-name="T29">Maag Pump Systems AG, Zürich </text:span><text:span text:style-name="T25">(Unbefristete Anstellung)</text:span></text:p>
      <text:p text:style-name="P27"><text:span text:style-name="T12">Kaufmännischer Angestellter</text:span><text:span text:style-name="T15">:</text:span><text:span text:style-name="T22"> </text:span><text:span text:style-name="T9">In</text:span><text:span text:style-name="T2"> der Exportabteilung und später in der Kreditoren- und Betriebsbuchhaltung. Verantwortlich für die Schulung der Abteilungskollegen als SAP Modulverantwortlicher. Stetige Stellenreduktionen und Umstrukturierungen zwangen mich zur Neuorientierung.</text:span></text:p>
      <text:p text:style-name="P10"/>
      <text:p text:style-name="P10"/>
      <text:p text:style-name="P3"><text:soft-page-break/><text:span text:style-name="T2">04.1987 - 04.1990<text:tab/></text:span><text:span text:style-name="T29">Maag Zahnräder AG, Zürich </text:span><text:span text:style-name="T25">(Lehre, </text:span><text:span text:style-name="T26">zeitlich b</text:span><text:span text:style-name="T25">efristeter </text:span><text:span text:style-name="T26">A</text:span><text:span text:style-name="T25">rbeitsvertrag)</text:span></text:p>
      <text:p text:style-name="P27"><text:span text:style-name="T12">Kaufmännische Lehre</text:span><text:span text:style-name="T15">:</text:span><text:span text:style-name="T2"> Wechsel von einer Abteilung in die andere alle sechs Monate (Finanz-, Import-, Export-, Lagerplanung-, Verkauf-, und Einkaufs Abteilungen).</text:span></text:p>
      <text:p text:style-name="P15"/>
      <text:p text:style-name="P48">Aus- und Weiterbildungen</text:p>
      <text:p text:style-name="P11"/>
      <text:p text:style-name="P4"><text:span text:style-name="T2">09.2015 – </text:span><text:span text:style-name="T5">01.2018</text:span><text:span text:style-name="T2"><text:tab/></text:span><text:span text:style-name="T22">Universität Zürich</text:span></text:p>
      <text:p text:style-name="P5"><text:span text:style-name="T22"><text:tab/></text:span><text:span text:style-name="T19">Bachelor </text:span><text:span text:style-name="T18">Studium </text:span><text:span text:style-name="T20">In</text:span><text:span text:style-name="T18">formatik</text:span><text:span text:style-name="T2">, Nebenfach Banking &amp; Finance</text:span><text:span text:style-name="T4"> (</text:span><text:span text:style-name="T6">171 Credits</text:span><text:span text:style-name="T4">)</text:span><text:span text:style-name="T7">.</text:span></text:p>
      <text:p text:style-name="P4"><text:span text:style-name="T2">06.2010 – 06.2011<text:tab/></text:span><text:span text:style-name="T22">CFA Institute, Charlottesville, VA 22903, USA</text:span><text:span text:style-name="T24"> (Charter Schule)</text:span></text:p>
      <text:p text:style-name="P29"><text:span text:style-name="T49">Finanzanalyst:</text:span> Lernstufe 1 von 3 bestanden, Lernstufe 2 <text:span text:style-name="T60">nicht.</text:span></text:p>
      <text:p text:style-name="P4"><text:span text:style-name="T2">12.2009 – 09.2010<text:tab/></text:span><text:span text:style-name="T22">CAIA Association, Amherst, MA 01002, USA</text:span><text:span text:style-name="T24"> (Charter Schule)</text:span></text:p>
      <text:p text:style-name="P29"><text:span text:style-name="T48">Finanzanalyst</text:span><text:span text:style-name="T47"> </text:span><text:span text:style-name="T49">für alternative Produkte</text:span><text:span text:style-name="T60">: </text:span>Lernstufe 1 von 2 <text:span text:style-name="T60">gemacht &amp; </text:span>bestanden<text:span text:style-name="T60">.</text:span></text:p>
      <text:p text:style-name="P4"><text:span text:style-name="T2">01.2007 – 11.2008<text:tab/></text:span><text:span text:style-name="T22">GARP Inc, Jersey City, NJ, USA</text:span><text:span text:style-name="T24"> (Charter Schule)</text:span></text:p>
      <text:p text:style-name="P5"><text:span text:style-name="T22"><text:tab/></text:span><text:span text:style-name="T16">Finanzieller Risikomanager</text:span><text:span text:style-name="T17">:</text:span><text:span text:style-name="T2"> FRM-Diplom</text:span><text:span text:style-name="T6"> erhalten</text:span><text:span text:style-name="T7">.</text:span></text:p>
      <text:p text:style-name="P4"><text:span text:style-name="T2">11.1997 – 03.2004</text:span><text:span text:style-name="T11"><text:tab/></text:span><text:span text:style-name="T22">E</text:span><text:span text:style-name="T23">idgenössisch </text:span><text:span text:style-name="T22">T</text:span><text:span text:style-name="T23">echnische </text:span><text:span text:style-name="T22">H</text:span><text:span text:style-name="T23">ochschule</text:span><text:span text:style-name="T22"> Zürich</text:span></text:p>
      <text:p text:style-name="P5"><text:span text:style-name="T22"><text:tab/></text:span><text:span text:style-name="T19">Master </text:span><text:span text:style-name="T21">Abschluss in </text:span><text:span text:style-name="T18">Maschinenbau</text:span><text:span text:style-name="T19"> &amp; Verfahrenstechnik</text:span><text:span text:style-name="T2"> </text:span><text:span text:style-name="T6">(270 Credits)</text:span><text:span text:style-name="T7">.</text:span></text:p>
      <text:p text:style-name="P29">Spezialisierungen: Regelungstechnik und Betriebswirtschaftslehre<text:span text:style-name="T60">, sowie fünf externe Praktika während oder kurz danach.</text:span></text:p>
      <text:p text:style-name="P4"><text:span text:style-name="T2">08.1994 – 07.1997</text:span><text:span text:style-name="T11"><text:tab/></text:span><text:span text:style-name="T22">KME, Schönbergstrasse 1, 8001 Zürich (damalige Adresse)</text:span></text:p>
      <text:p text:style-name="P5"><text:span text:style-name="T22"><text:tab/></text:span><text:span text:style-name="T16">Wirtschaftsmatur</text:span><text:span text:style-name="T2">, Matur-Typ E</text:span><text:span text:style-name="T6">, zweiter Bildungsweg.</text:span></text:p>
      <text:p text:style-name="P4"><text:span text:style-name="T2">04.1987 – 04.1990</text:span><text:bookmark text:name="_GoBack"/><text:span text:style-name="T2"><text:tab/></text:span><text:span text:style-name="T22">KV Business School, Limmatstrasse 310, 8005 Zürich </text:span></text:p>
      <text:p text:style-name="P8"><text:tab/>Maag Zahnräder AG, Hardstr. 219, 8005 Zürich (damalige Adresse)</text:p>
      <text:p text:style-name="P9"><text:span text:style-name="T36"><text:tab/></text:span><text:span text:style-name="T47">Handelsschule, KV-Lehre</text:span><text:span text:style-name="T49">.</text:span></text:p>
      <text:p text:style-name="P9"/>
      <text:p text:style-name="P21">Informatik</text:p>
      <text:p text:style-name="P19"/>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4">Topic</text:p>
            </table:table-cell>
            <table:table-cell table:style-name="Table2.A1" office:value-type="string">
              <text:p text:style-name="P44">Tools<text:span text:style-name="T71"> I used</text:span></text:p>
            </table:table-cell>
            <table:table-cell table:style-name="Table2.C1" office:value-type="string">
              <text:p text:style-name="P45">Remarks <text:span text:style-name="T88">a</text:span>bout <text:span text:style-name="T88">w</text:span>here<text:span text:style-name="T88"> and when</text:span> I <text:span text:style-name="T88">u</text:span>se<text:span text:style-name="T88">d them</text:span></text:p>
            </table:table-cell>
          </table:table-row>
        </table:table-header-rows>
        <table:table-row>
          <table:table-cell table:style-name="Table2.A18" office:value-type="string">
            <text:p text:style-name="P37">Operating Systems</text:p>
          </table:table-cell>
          <table:table-cell table:style-name="Table2.B18" office:value-type="string">
            <text:p text:style-name="P37">Linux-Lubuntu-18.04<text:line-break/>Windows-10<text:line-break/>Android-4.2<text:line-break/>Mac</text:p>
          </table:table-cell>
          <table:table-cell table:style-name="Table2.C18" office:value-type="string">
            <text:p text:style-name="P40">I mainly use <text:span text:style-name="T47">Linux</text:span> at home<text:span text:style-name="T71">, </text:span><text:span text:style-name="T47">Windows</text:span> at work<text:span text:style-name="T71"> and </text:span><text:span text:style-name="T47">Android</text:span> is on my mobile device.<text:span text:style-name="T71"> We also had some </text:span><text:span text:style-name="T53">Mac</text:span><text:span text:style-name="T71"> and </text:span><text:span text:style-name="T53">Linux</text:span><text:span text:style-name="T71"> workstations at university.</text:span></text:p>
          </table:table-cell>
        </table:table-row>
        <table:table-row>
          <table:table-cell table:style-name="Table2.A18" office:value-type="string">
            <text:p text:style-name="P37">ERP</text:p>
          </table:table-cell>
          <table:table-cell table:style-name="Table2.B18" office:value-type="string">
            <text:p text:style-name="P37">SAP<text:line-break/>Oracle<text:line-break/>Odoo<text:line-break/>Planisware</text:p>
          </table:table-cell>
          <table:table-cell table:style-name="Table2.C18" office:value-type="string">
            <text:p text:style-name="P40">I used the two big names<text:span text:style-name="T71">, </text:span><text:span text:style-name="T53">SAP</text:span><text:span text:style-name="T71"> and </text:span><text:span text:style-name="T53">Oracle</text:span> only at work and university. <text:span text:style-name="T47">Odoo</text:span> is open source and runs on my localhost. It contains a web-shop, webpage and several modules needed to run a small company, like inventory, accounting, etc. <text:span text:style-name="T47">Planisware</text:span> was the main portfolio and project management tool for R&amp;D at Sygenta.</text:p>
          </table:table-cell>
        </table:table-row>
        <table:table-row>
          <table:table-cell table:style-name="Table2.A18" office:value-type="string">
            <text:p text:style-name="P37">Office</text:p>
          </table:table-cell>
          <table:table-cell table:style-name="Table2.B18" office:value-type="string">
            <text:p text:style-name="P38"><text:span text:style-name="T47">M</text:span><text:span text:style-name="T53">icrosoft-Office:</text:span><text:span text:style-name="T71"> </text:span>Excel<text:span text:style-name="T71">, </text:span>Word<text:span text:style-name="T71">, </text:span>Access<text:span text:style-name="T71">, </text:span>PowerPoint<text:span text:style-name="T71">, </text:span>SharePoint<text:span text:style-name="T71">, VBA</text:span></text:p>
            <text:p text:style-name="P38"><text:span text:style-name="T47">LibreOffice</text:span><text:span text:style-name="T53">:</text:span><text:span text:style-name="T71"> </text:span>Writer<text:span text:style-name="T71">, </text:span>Calc<text:span text:style-name="T71">, </text:span>Impress<text:span text:style-name="T71">, </text:span>Draw</text:p>
          </table:table-cell>
          <table:table-cell table:style-name="Table2.C18" office:value-type="string">
            <text:p text:style-name="P40">I use<text:span text:style-name="T71"> or used to use</text:span> all these applications regularly<text:span text:style-name="T71">, a</text:span>nd some more, like my preferred PDF reader- or manipulation programs<text:span text:style-name="T72">. I usually use</text:span> <text:span text:style-name="T53">LibreOffice</text:span><text:span text:style-name="T71"> at home and </text:span><text:span text:style-name="T53">Microsoft-Office</text:span><text:span text:style-name="T71"> at work. </text:span>Some years ago, I could automate everything with <text:span text:style-name="T47">VBA</text:span><text:span text:style-name="T71"> and used it to build applications at work</text:span>. </text:p>
          </table:table-cell>
        </table:table-row>
        <table:table-row>
          <table:table-cell table:style-name="Table2.A18" office:value-type="string">
            <text:p text:style-name="P38">Hosting</text:p>
          </table:table-cell>
          <table:table-cell table:style-name="Table2.B18" office:value-type="string">
            <text:p text:style-name="P39">WordPress.org<text:line-break/>WordPress.com<text:line-break/>Git<text:span text:style-name="T71">H</text:span>ub Pages<text:line-break/>Git<text:span text:style-name="T71">H</text:span>ub<text:line-break/>Firebase<text:line-break/>YouTube<text:line-break/>App-Engine<text:line-break/><text:soft-page-break/>Heroku<text:line-break/>Google-Drive<text:line-break/>One-Drive <text:line-break/>Slack</text:p>
          </table:table-cell>
          <table:table-cell table:style-name="Table2.C18" office:value-type="string">
            <text:p text:style-name="P40">I <text:span text:style-name="T71">built a website in 2018/2019 for my own informatics projects and tutorials, which I host on </text:span><text:span text:style-name="T53">WordPress.org</text:span><text:span text:style-name="T71">, </text:span><text:span text:style-name="T53">GitHub</text:span><text:span text:style-name="T71"> and </text:span><text:span text:style-name="T53">YouTube</text:span><text:span text:style-name="T71">. I </text:span>keep a copy of <text:span text:style-name="T71">it as a </text:span><text:span text:style-name="T53">WordPress.com</text:span><text:span text:style-name="T71"> website</text:span> on my localhost. Nearly all my software is synchronized with <text:span text:style-name="T47">Git</text:span> locally and remotely with <text:span text:style-name="T47">GitHub’s API</text:span>. For university projects we used Google’s <text:span text:style-name="T47">App Engine</text:span> and its API for <text:span text:style-name="T47">Firebase</text:span> as well as <text:span text:style-name="T47">Heroku</text:span>. I<text:span text:style-name="T71"> </text:span>wrote a blog post tutorial on <text:span text:style-name="T71">my</text:span> website, about how to use the <text:soft-page-break/><text:span text:style-name="T47">Firebase API</text:span> from the command line. I have a <text:span text:style-name="T47">YouTube channel</text:span>, but only a few uploads so far, which I used for <text:span text:style-name="T71">a </text:span>tutorial and th<text:span text:style-name="T71">e</text:span> website. And <text:span text:style-name="T47">Google Drive</text:span> and <text:span text:style-name="T47">One Drive</text:span> is what we used to simultaneously write our project reports and sprint documents at university. We usually used <text:span text:style-name="T47">Slack</text:span> for team communication, planning, hosting documents or code sharing.</text:p>
          </table:table-cell>
        </table:table-row>
        <table:table-row>
          <table:table-cell table:style-name="Table2.A18" office:value-type="string">
            <text:p text:style-name="P37">Webserver</text:p>
          </table:table-cell>
          <table:table-cell table:style-name="Table2.B18" office:value-type="string">
            <text:p text:style-name="P37">Nginx<text:line-break/>Apache2</text:p>
          </table:table-cell>
          <table:table-cell table:style-name="Table2.C18" office:value-type="string">
            <text:p text:style-name="P40">I have two development environments for <text:span text:style-name="T72">the </text:span><text:span text:style-name="T47">WordPress</text:span><text:span text:style-name="T54">.com</text:span><text:span text:style-name="T72"> website</text:span> running on localhost. An old one with an <text:span text:style-name="T47">Apache2</text:span> webserver and a new one with an <text:span text:style-name="T47">Nginx</text:span> webserver. I wrote a blog post tutorial on <text:span text:style-name="T71">my</text:span> website, about how to install <text:span text:style-name="T47">Nginx</text:span> together with <text:span text:style-name="T47">PHP</text:span>, <text:span text:style-name="T47">MySQL</text:span> and <text:span text:style-name="T47">WordPress</text:span> on a <text:span text:style-name="T47">Linux</text:span> operating system.</text:p>
          </table:table-cell>
        </table:table-row>
        <table:table-row>
          <table:table-cell table:style-name="Table2.A18" office:value-type="string">
            <text:p text:style-name="P37">Version Control</text:p>
          </table:table-cell>
          <table:table-cell table:style-name="Table2.B18" office:value-type="string">
            <text:p text:style-name="P37">Git</text:p>
          </table:table-cell>
          <table:table-cell table:style-name="Table2.C18" office:value-type="string">
            <text:p text:style-name="P41">I use <text:span text:style-name="T47">Git</text:span> for all my projects. I wrote a wiki page tutorial on<text:span text:style-name="T72"> my</text:span> <text:span text:style-name="T47">GitHub</text:span><text:span text:style-name="T74"> account</text:span> covering the basics and a blog post tutorial on <text:span text:style-name="T71">my </text:span><text:span text:style-name="T53">WordPress</text:span> website with some more advanced topics.</text:p>
          </table:table-cell>
        </table:table-row>
        <table:table-row>
          <table:table-cell table:style-name="Table2.A18" office:value-type="string">
            <text:p text:style-name="P37">Databases</text:p>
          </table:table-cell>
          <table:table-cell table:style-name="Table2.B18" office:value-type="string">
            <text:p text:style-name="P37">SQL<text:line-break/>MySql<text:line-break/>MySql-Workbench<text:line-break/>PostgreSQL<text:line-break/>PgAdmin-3<text:line-break/>MS-Access<text:line-break/>Excel-Pivot-Tables<text:line-break/>ORM</text:p>
          </table:table-cell>
          <table:table-cell table:style-name="Table2.C18" office:value-type="string">
            <text:p text:style-name="P40"><text:span text:style-name="T47">SQL</text:span><text:span text:style-name="T73">-queries</text:span>, <text:span text:style-name="T47">mySql command line</text:span> and its <text:span text:style-name="T54">W</text:span><text:span text:style-name="T47">orkbench</text:span> is what I use at home. <text:span text:style-name="T47">Postgres</text:span> and its <text:span text:style-name="T47">pgAdmin</text:span> is installed, because we used it for the database lectures at the university. <text:span text:style-name="T47">MS-Access</text:span> is what I usually use at work for myself. <text:span text:style-name="T47">Excel</text:span> and its <text:span text:style-name="T47">Pivot-Tables</text:span> is what we shipped to the business. Database access over the web is rarely done with <text:span text:style-name="T47">SQL</text:span>, but with some object relational mapping (<text:span text:style-name="T47">ORM</text:span>) data access.</text:p>
          </table:table-cell>
        </table:table-row>
        <table:table-row>
          <table:table-cell table:style-name="Table2.A18" office:value-type="string">
            <text:p text:style-name="P37">Modelling Languages and Tools</text:p>
          </table:table-cell>
          <table:table-cell table:style-name="Table2.B18" office:value-type="string">
            <text:p text:style-name="P37">UML-Activity-Diagram<text:line-break/>Petri-Nets<text:line-break/>Entity-Relationship-Model<text:line-break/>Flow-Charts<text:line-break/>State-Charts<text:line-break/>UML-Class-Models<text:line-break/>EPK<text:line-break/>BPMN<text:line-break/>Design-Patterns<text:line-break/>Draw.io<text:line-break/>Lucidchart<text:line-break/>Umlet<text:line-break/>Dia</text:p>
          </table:table-cell>
          <table:table-cell table:style-name="Table2.C18" office:value-type="string">
            <text:p text:style-name="P40">Modelling is a big topic for informatics students. We learned several languages again and again. For our project sprints and documentations we used mainly <text:span text:style-name="T47">UML class models</text:span>, <text:span text:style-name="T47">BPMN</text:span> and <text:span text:style-name="T55">F</text:span><text:span text:style-name="T47">low </text:span><text:span text:style-name="T55">C</text:span><text:span text:style-name="T47">harts</text:span>. We also implemented several <text:span text:style-name="T47">design patterns</text:span>, like observer, singleton, factory, mvc, mvpc and some more. The main software tools I used to draw models, were <text:span text:style-name="T47">Umlet</text:span>, <text:span text:style-name="T47">Dia</text:span> and the two webpages <text:span text:style-name="T47">Draw.io</text:span> and <text:span text:style-name="T47">Lucidchart</text:span>.</text:p>
          </table:table-cell>
        </table:table-row>
        <table:table-row>
          <table:table-cell table:style-name="Table2.A18" office:value-type="string">
            <text:p text:style-name="P37">Editors and IDEs</text:p>
          </table:table-cell>
          <table:table-cell table:style-name="Table2.B18" office:value-type="string">
            <text:p text:style-name="P37">Tmux<text:line-break/>Vim<text:line-break/>WebStorm-IDE<text:line-break/>Intellij-IDEA<text:line-break/>Eclipse<text:line-break/>PyCharm<text:line-break/>RStudio<text:line-break/>Kile</text:p>
          </table:table-cell>
          <table:table-cell table:style-name="Table2.C18" office:value-type="string">
            <text:p text:style-name="P42"><text:span text:style-name="T47">Tmux</text:span>, <text:span text:style-name="T47">Vim</text:span> and the <text:span text:style-name="T47">command line</text:span> is what I usually use at home as an IDE for all programming languages. <text:span text:style-name="T84">Because it might be quite </text:span>challenging<text:span text:style-name="T84"> to remember all the keystrokes, if not used regularly, </text:span>I<text:span text:style-name="T71"> </text:span>wrote a blog post tutorial on <text:span text:style-name="T71">my</text:span> website<text:span text:style-name="T84"> and added some summary tables. </text:span><text:span text:style-name="T55">Tmux/</text:span><text:span text:style-name="T59">Tmate</text:span><text:span text:style-name="T84"> can also be used for remote pair programming, which I demonstrated in a short </text:span><text:span text:style-name="T55">YouTube</text:span><text:span text:style-name="T84"> video. </text:span>At university I had free access to Jetbrains’ ultimate editions of <text:span text:style-name="T47">Webstorm</text:span>, <text:span text:style-name="T47">Intellij IDEA</text:span> and <text:span text:style-name="T47">Pycharm</text:span>. <text:span text:style-name="T47">Eclipse</text:span> no longer works on my 32 bit computer, with which I learned <text:span text:style-name="T47">Java</text:span> some years ago. And in case I need to write a <text:span text:style-name="T47">Latex</text:span> document, I still have <text:span text:style-name="T47">Kile</text:span> installed.</text:p>
          </table:table-cell>
        </table:table-row>
        <table:table-row>
          <table:table-cell table:style-name="Table2.A18" office:value-type="string">
            <text:p text:style-name="P37">Image Editors</text:p>
          </table:table-cell>
          <table:table-cell table:style-name="Table2.B18" office:value-type="string">
            <text:p text:style-name="P37">Gimp<text:line-break/>Converseen<text:line-break/>LibreOffice-Draw</text:p>
          </table:table-cell>
          <table:table-cell table:style-name="Table2.C18" office:value-type="string">
            <text:p text:style-name="P40"><text:span text:style-name="T47">Gimp</text:span> is GNU’s open source answer to <text:span text:style-name="T47">Photoshop</text:span><text:span text:style-name="T75">. </text:span>I use it <text:span text:style-name="T84">for all the images and </text:span><text:span text:style-name="T55">Gif animations</text:span><text:span text:style-name="T84"> on my website</text:span>. I wrote a blog post tutorial on <text:span text:style-name="T84">my</text:span> website<text:span text:style-name="T84"> about how to do the basics and also covered some more advanced topics</text:span>. To just convert images, I usually use <text:span text:style-name="T47">Converseen</text:span> and <text:span text:style-name="T47">LibreOffice-Draw</text:span> <text:span text:style-name="T84">as well as some other open source programs </text:span>to add some text boxes and lines.</text:p>
          </table:table-cell>
        </table:table-row>
        <table:table-row>
          <table:table-cell table:style-name="Table2.A18" office:value-type="string">
            <text:p text:style-name="P37">Video and Sound Editors/Players</text:p>
          </table:table-cell>
          <table:table-cell table:style-name="Table2.B18" office:value-type="string">
            <text:p text:style-name="P37">Kdenlive<text:line-break/>VLC</text:p>
          </table:table-cell>
          <table:table-cell table:style-name="Table2.C18" office:value-type="string">
            <text:p text:style-name="P40">I used <text:span text:style-name="T47">Kdenlive</text:span> to cut some video and sound sequences for a university project <text:span text:style-name="T84">as well as to cut animations and videos for my </text:span><text:span text:style-name="T55">WordPress</text:span><text:span text:style-name="T84"> website and</text:span> <text:span text:style-name="T47">YouTube</text:span> channel. And <text:span text:style-name="T47">VLC</text:span> allowed me to watch podcasts of university lectures with double speed, which can be a life saver.</text:p>
          </table:table-cell>
        </table:table-row>
        <table:table-row>
          <table:table-cell table:style-name="Table2.A18" office:value-type="string">
            <text:p text:style-name="P37">Programming Languages and Frameworks</text:p>
          </table:table-cell>
          <table:table-cell table:style-name="Table2.B18" office:value-type="string">
            <text:p text:style-name="P37">Linux-Command-Line<text:line-break/>Bash<text:line-break/>AWK<text:line-break/><text:soft-page-break/>SED<text:line-break/>Regex<text:line-break/>Javascript<text:line-break/>Typescript<text:line-break/>HTML<text:line-break/>CSS<text:line-break/>Angular<text:span text:style-name="T85">2</text:span><text:line-break/>Java<text:line-break/>Springboot<text:line-break/>Python<text:line-break/>VBA<text:line-break/>NLTK<text:line-break/>C<text:line-break/>C++<text:line-break/>Functional-Programming<text:line-break/>OOP<text:line-break/>GWT<text:line-break/>Bootstrap<text:line-break/>Jquery<text:line-break/>Latex<text:line-break/>Mathematica<text:line-break/>Maple<text:line-break/>WxMaxima<text:line-break/>R<text:line-break/>Base-SAS<text:line-break/>Matlab-Simulink<text:line-break/>.Net-Framework<text:line-break/>Visual-Basic<text:line-break/>Android-SDK<text:line-break/>Ruby<text:line-break/>Ruby-on-Rails<text:line-break/>PHP</text:p>
          </table:table-cell>
          <table:table-cell table:style-name="Table2.C13" office:value-type="string">
            <text:p text:style-name="P43"><text:span text:style-name="T84">This is a list of nearly all programming related languages and frameworks I came across during the last 20 years. For all languages from top, down to </text:span><text:span text:style-name="T55">C-language</text:span><text:span text:style-name="T84">, I have </text:span><text:span text:style-name="T55">GitHub</text:span><text:span text:style-name="T84"> </text:span><text:soft-page-break/><text:span text:style-name="T84">repositories with code, wiki-pages and tutorials. Some of them, like </text:span><text:span text:style-name="T55">VBA</text:span><text:span text:style-name="T84">, </text:span><text:span text:style-name="T55">Matlab</text:span><text:span text:style-name="T84">, </text:span><text:span text:style-name="T55">Java</text:span><text:span text:style-name="T84"> or </text:span><text:span text:style-name="T55">Python</text:span><text:span text:style-name="T79">,</text:span><text:span text:style-name="T75"> </text:span><text:span text:style-name="T84">I used extensively for university- or work projects, others, like </text:span><text:span text:style-name="T55">Bootstrap</text:span><text:span text:style-name="T77">, </text:span><text:span text:style-name="T55">Jquery</text:span><text:span text:style-name="T77">,</text:span><text:span text:style-name="T84"> </text:span><text:span text:style-name="T55">Android-SDK</text:span><text:span text:style-name="T84">, </text:span><text:span text:style-name="T55">.NetFramework</text:span><text:span text:style-name="T76">,</text:span><text:span text:style-name="T78"> </text:span><text:span text:style-name="T58">PHP</text:span><text:span text:style-name="T78">,</text:span><text:span text:style-name="T76"> </text:span><text:span text:style-name="T56">Ruby</text:span><text:span text:style-name="T76"> and </text:span><text:span text:style-name="T56">Ruby-on-Rails</text:span><text:span text:style-name="T79">,</text:span><text:span text:style-name="T76"> </text:span><text:span text:style-name="T84">I learned at home with tutorials, as a preparation for job applications until about six years ago. With respect to the last five mentioned frameworks, I wouldn’t say, I remember much more, than the fact, that it was rather easy for me to learn and to understand. </text:span><text:span text:style-name="T55">Bash</text:span><text:span text:style-name="T84">, </text:span><text:span text:style-name="T55">AWK</text:span><text:span text:style-name="T84"> and </text:span><text:span text:style-name="T55">SED</text:span><text:span text:style-name="T84"> are </text:span><text:span text:style-name="T55">Linux</text:span><text:span text:style-name="T84"> languages I used, when I started to set up my webpages in 2018/2019 and also extensively documented them with own code and tutorials on my </text:span><text:span text:style-name="T55">WordPress</text:span><text:span text:style-name="T84"> website and on my </text:span><text:span text:style-name="T55">GitHub</text:span><text:span text:style-name="T84"> account. </text:span><text:span text:style-name="T55">Python</text:span><text:span text:style-name="T84">, the natural language tool kit </text:span><text:span text:style-name="T55">NLTK</text:span><text:span text:style-name="T84"> and </text:span><text:span text:style-name="T55">Regex</text:span><text:span text:style-name="T84"> is what we used at university for the computer linguistics lectures. </text:span><text:span text:style-name="T55">Java</text:span><text:span text:style-name="T84">, </text:span><text:span text:style-name="T55">GWT</text:span><text:span text:style-name="T84">, </text:span><text:span text:style-name="T55">Angular</text:span><text:span text:style-name="T57">2</text:span><text:span text:style-name="T84">, </text:span><text:span text:style-name="T55">TypeScript</text:span><text:span text:style-name="T84">, </text:span><text:span text:style-name="T55">JavaScript</text:span><text:span text:style-name="T84">, </text:span><text:span text:style-name="T55">HTML</text:span><text:span text:style-name="T84">, </text:span><text:span text:style-name="T55">CSS</text:span><text:span text:style-name="T84">, and </text:span><text:span text:style-name="T55">Springboot</text:span><text:span text:style-name="T84"> are the languages we used at university for our web projects. Most of these languages and some projects are documented on my </text:span><text:span text:style-name="T55">WordPress</text:span><text:span text:style-name="T84"> website. I used </text:span><text:span text:style-name="T55">C++</text:span><text:span text:style-name="T84"> to write my diploma thesis in 2004 and </text:span><text:span text:style-name="T55">C</text:span><text:span text:style-name="T84"> was the first language I leared at the federal institute of technology and used it again in 2017 at university. </text:span><text:span text:style-name="T55">Maple</text:span><text:span text:style-name="T84">, </text:span><text:span text:style-name="T55">Mathematica</text:span><text:span text:style-name="T76">, </text:span><text:span text:style-name="T56">R</text:span><text:span text:style-name="T76">, and </text:span><text:span text:style-name="T55">WxMaxima</text:span><text:span text:style-name="T84"> were the tools I used for analysis lectures both at university and the federal institute of technology. Especially </text:span><text:span text:style-name="T55">R</text:span><text:span text:style-name="T80">, </text:span><text:span text:style-name="T76">I used to relearn at home several times, before I sent out job-applications, which listed it as a requirement. With </text:span><text:span text:style-name="T56">Matlab-Simulink</text:span><text:span text:style-name="T76"> and </text:span><text:span text:style-name="T56">VBA</text:span><text:span text:style-name="T76"> I could do everything with the speed of light. With </text:span><text:span text:style-name="T56">VBA</text:span><text:span text:style-name="T76">, I could automate everything and used it several times at work. </text:span><text:span text:style-name="T56">Matlab-Simulink</text:span><text:span text:style-name="T76"> was the main tool at the federal institute of technology for most control systems, numerical mathematics and machine learning lectures</text:span><text:span text:style-name="T83"> as well as semester theses, now called Bachelor thesis</text:span><text:span text:style-name="T76">. I used it several hours a day a</text:span><text:span text:style-name="T81">nd</text:span><text:span text:style-name="T76"> knew many modules, functions, and even the algorithms behind</text:span><text:span text:style-name="T82"> them</text:span><text:span text:style-name="T76">.</text:span><text:span text:style-name="T78"> During university holidays I relearned </text:span><text:span text:style-name="T58">Latex</text:span><text:span text:style-name="T78"> and tried to understand how </text:span><text:span text:style-name="T83">its</text:span><text:span text:style-name="T78"> macro programming works.</text:span></text:p>
          </table:table-cell>
        </table:table-row>
        <table:table-row>
          <table:table-cell table:style-name="Table2.A18" office:value-type="string">
            <text:p text:style-name="P37">Static Webpages</text:p>
          </table:table-cell>
          <table:table-cell table:style-name="Table2.B18" office:value-type="string">
            <text:p text:style-name="P37">Jekyll<text:line-break/>Liquid<text:line-break/>Front-Matter<text:line-break/>Javascript<text:line-break/>CSS<text:line-break/>HTML<text:line-break/>Markdown<text:line-break/>Github-Flavoured-Markdown</text:p>
          </table:table-cell>
          <table:table-cell table:style-name="Table2.C18" office:value-type="string">
            <text:p text:style-name="P40"><text:span text:style-name="T47">Jekyll</text:span> is a <text:span text:style-name="T47">Ruby-Gem</text:span> and framework to build static webpages and <text:span text:style-name="T89">is </text:span>used by <text:span text:style-name="T47">GitHub Pages</text:span>. I usually use it to add a theme to my <text:span text:style-name="T47">Markdown</text:span> tutorials on <text:span text:style-name="T47">GitHub</text:span>. I also have a blog post tutorial on <text:span text:style-name="T90"><text:s/>my</text:span> website with a link to two static tutorial webpages built with <text:span text:style-name="T47">Jekyll</text:span>. <text:span text:style-name="T47">Liquid</text:span> is used by <text:span text:style-name="T47">Jekyll</text:span> to add loops and conditional branches into <text:span text:style-name="T47">HTML</text:span> files and <text:span text:style-name="T47">Front-Matter</text:span> is used to add variables and layout infos to <text:span text:style-name="T47">CSS</text:span>-, <text:span text:style-name="T47">SCSS</text:span>- and <text:span text:style-name="T47">HTML</text:span> files. I also have several static webpages hosted on <text:span text:style-name="T47">GitHub</text:span>, which only use <text:span text:style-name="T47">JavaScript</text:span>, <text:span text:style-name="T47">CSS</text:span>, and <text:span text:style-name="T47">HTML</text:span>. Most webpages on <text:span text:style-name="T47">GitHub</text:span> are written in <text:span text:style-name="T47">Markdown</text:span> and rendered by <text:span text:style-name="T47">Jekyll</text:span> and <text:span text:style-name="T47">Kramdown</text:span>.</text:p>
          </table:table-cell>
        </table:table-row>
        <table:table-row>
          <table:table-cell table:style-name="Table2.A18" office:value-type="string">
            <text:p text:style-name="P37">Programming Server Side</text:p>
          </table:table-cell>
          <table:table-cell table:style-name="Table2.B18" office:value-type="string">
            <text:p text:style-name="P37">Java<text:line-break/>PHP<text:line-break/>Gradle<text:line-break/>Spring-Boot<text:line-break/>Json<text:line-break/>XML</text:p>
          </table:table-cell>
          <table:table-cell table:style-name="Table2.C18" office:value-type="string">
            <text:p text:style-name="P40">The biggest project at university was to build a complex strategy game with separate hosting of back-end and front-end code. For the server side we had to build a <text:span text:style-name="T47">Gradle</text:span> project using the <text:span text:style-name="T47">Springboot</text:span> framework and <text:span text:style-name="T47">Java</text:span>. <text:span text:style-name="T47">Gradle</text:span> is a build tool for <text:span text:style-name="T47">Java</text:span> using the programming language <text:span text:style-name="T47">Groovy</text:span> and not <text:span text:style-name="T47">XML</text:span>, like <text:span text:style-name="T47">Apache Maven </text:span>and -<text:span text:style-name="T47">Ant</text:span>. <text:span text:style-name="T47">Json</text:span> and <text:span text:style-name="T47">XML</text:span> are data formats for <text:span text:style-name="T47">REST APIs</text:span> and used to send data between front-end client and back-end server. I only have some very rudimentary knowledge of <text:span text:style-name="T47">PHP</text:span>, mainly because <text:span text:style-name="T47">WordPress</text:span> uses it.</text:p>
          </table:table-cell>
        </table:table-row>
        <table:table-row>
          <table:table-cell table:style-name="Table2.A18" office:value-type="string">
            <text:p text:style-name="P37">Server Side Browser Plugins</text:p>
          </table:table-cell>
          <table:table-cell table:style-name="Table2.B18" office:value-type="string">
            <text:p text:style-name="P37">Postman<text:line-break/>Curl<text:line-break/>Wget</text:p>
          </table:table-cell>
          <table:table-cell table:style-name="Table2.C18" office:value-type="string">
            <text:p text:style-name="P40">Even though, I usually prefer the command line tools over GUIs, for testing an API with <text:span text:style-name="T47">HTTP requests</text:span>, I make an exception and use <text:span text:style-name="T47">Postman</text:span>. Since the Chrome/Chromium plugin no longer works, I use the desktop version. But both <text:span text:style-name="T47">curl</text:span> and <text:span text:style-name="T47">wget</text:span> are still fine to make downloads.</text:p>
          </table:table-cell>
        </table:table-row>
        <table:table-row>
          <table:table-cell table:style-name="Table2.A18" office:value-type="string">
            <text:p text:style-name="P37">Programming Client Side</text:p>
          </table:table-cell>
          <table:table-cell table:style-name="Table2.B18" office:value-type="string">
            <text:p text:style-name="P37">Angular2<text:line-break/>Ng2-modules<text:line-break/>HTML<text:line-break/>CSS<text:line-break/><text:soft-page-break/>TypeScript<text:line-break/>Node.js<text:line-break/>NPM-Package-Manager<text:line-break/>Javascript<text:line-break/>Jquery<text:line-break/>Bootstrap<text:line-break/>Javascript</text:p>
          </table:table-cell>
          <table:table-cell table:style-name="Table2.C18" office:value-type="string">
            <text:p text:style-name="P40">As mentioned above the biggest project at university was to build a complex strategy game with separate hosting of back-end and front-end code. For the front-end part we had to use <text:span text:style-name="T47">Angular2</text:span>, <text:span text:style-name="T47">Node.js</text:span>, <text:span text:style-name="T47">NPM</text:span>, <text:span text:style-name="T47">Typescript</text:span>, <text:span text:style-name="T47">HTML</text:span>, <text:span text:style-name="T47">CSS</text:span> and some <text:span text:style-name="T47">Ng2</text:span> modules <text:soft-page-break/>for drag and drop, tooltips, tables or popovers. <text:span text:style-name="T47">Jquery</text:span> and <text:span text:style-name="T47">Bootstrap</text:span> is what I learned and used, before I went to university. After compilation, the newer <text:span text:style-name="T47">Typescript</text:span> is compiled into its own subset language, <text:span text:style-name="T47">JavaScript</text:span>, which is understood by <text:span text:style-name="T86">B</text:span>rowsers.</text:p>
          </table:table-cell>
        </table:table-row>
        <table:table-row>
          <table:table-cell table:style-name="Table2.A18" office:value-type="string">
            <text:p text:style-name="P37">Client Side Browser Plugins</text:p>
          </table:table-cell>
          <table:table-cell table:style-name="Table2.B18" office:value-type="string">
            <text:p text:style-name="P37">Chrome/Chromium-DevTools<text:line-break/>Firefox-Web-Developer<text:line-break/>DOM</text:p>
          </table:table-cell>
          <table:table-cell table:style-name="Table2.C18" office:value-type="string">
            <text:p text:style-name="P40">Th<text:span text:style-name="T86">ese</text:span> are the main tools for me, to analyse websites. I also use it to debug and analyze the client side of my own web applications as well as static webpages written with <text:span text:style-name="T47">Jekyll</text:span>. The <text:span text:style-name="T47">DOM</text:span> is the object model the <text:span text:style-name="T86">B</text:span>rowser builds, when reading a webpage.</text:p>
          </table:table-cell>
        </table:table-row>
        <table:table-row>
          <table:table-cell table:style-name="Table2.A19" office:value-type="string">
            <text:p text:style-name="P37">CAD and CG</text:p>
          </table:table-cell>
          <table:table-cell table:style-name="Table2.B19" office:value-type="string">
            <text:p text:style-name="P37">Inventor-3-D-CAD-Modelling<text:line-break/>Autocad-2-D<text:line-break/>Blender<text:line-break/>Inkscape</text:p>
          </table:table-cell>
          <table:table-cell table:style-name="Table2.C19" office:value-type="string">
            <text:p text:style-name="P40">I learned Inventor at the federal institute of technology, made a refresher course in both <text:span text:style-name="T47">Inventor</text:span> and <text:span text:style-name="T47">Autocad</text:span> during job search and used it for a project. <text:span text:style-name="T47">Inkscape</text:span> is an open source vector graphics tool similar to <text:span text:style-name="T47">Corel-Draw</text:span>, but I am not really good at it. And <text:span text:style-name="T47">Blender</text:span> is an open source 3D-CAD application similar to <text:span text:style-name="T47">Inventor</text:span>, which I have installed. I made some nice animations with <text:span text:style-name="T47">Blender</text:span>, which you can find on the Projects page<text:span text:style-name="T86"> of my </text:span><text:span text:style-name="T58">WordPress</text:span><text:span text:style-name="T86"> website</text:span>.</text:p>
          </table:table-cell>
        </table:table-row>
      </table:table>
      <text:p text:style-name="P22"/>
      <text:p text:style-name="P49">Sprachen</text:p>
      <text:p text:style-name="P20"/>
      <text:p text:style-name="P17"><text:span text:style-name="T38">Deutsch</text:span><text:span text:style-name="T43">: <text:tab/></text:span><text:span text:style-name="T63">Muttersprache Schweizer-Deutsch.</text:span></text:p>
      <text:p text:style-name="P17"><text:span text:style-name="T37">Englisch:</text:span> <text:span text:style-name="T70"><text:tab/>Sehr gut. CAE Diplom.</text:span></text:p>
      <text:p text:style-name="P17"><text:span text:style-name="T37">Französisch</text:span><text:span text:style-name="T44">:</text:span><text:span text:style-name="T39"> </text:span><text:span text:style-name="T44"><text:tab/></text:span><text:span text:style-name="T63">Gut</text:span><text:span text:style-name="T64">, aber spreche selten</text:span><text:span text:style-name="T63">. DELF</text:span><text:span text:style-name="T65">-2 </text:span><text:span text:style-name="T63">Diplom.</text:span></text:p>
      <text:p text:style-name="P17"><text:span text:style-name="T37">Spanis</text:span><text:span text:style-name="T40">c</text:span><text:span text:style-name="T37">h:</text:span><text:span text:style-name="T69"><text:tab/>Gutes Leseverständnis.</text:span></text:p>
      <text:p text:style-name="P18"><text:span text:style-name="T41">Portugiesisch</text:span><text:span text:style-name="T37">:</text:span><text:tab/><text:span text:style-name="T69"><text:tab/>Mittleres Leseverständnis.</text:span></text:p>
      <text:p text:style-name="P18"><text:span text:style-name="T37">Italienisch</text:span><text:span text:style-name="T44">:</text:span><text:span text:style-name="T41"> </text:span><text:span text:style-name="T44"><text:tab/><text:tab/></text:span><text:span text:style-name="T62">Mittleres Leseverständnis.</text:span></text:p>
      <text:p text:style-name="P16"><text:span text:style-name="T42">Russisch:</text:span><text:span text:style-name="T61"><text:tab/></text:span><text:span text:style-name="T63">Aktuell a</text:span><text:span text:style-name="T61">ktiv am </text:span><text:span text:style-name="T64">Wortschatz aufbau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Rounded MT Bold" svg:font-family="'Arial Rounded MT 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Unicode" svg:font-family="'Lucida Sans Unicode'"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Arial Narrow" svg:font-family="'Arial Narrow'"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Lucida Sans Unicode1" svg:font-family="'Lucida Sans Unicode'"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4" draw:display-name="Gradient 4" draw:style="square" draw:cx="50%" draw:cy="50%" draw:start-color="#8ae234" draw:end-color="#4e9a06" draw:start-intensity="100%" draw:end-intensity="100%" draw:angle="300" draw:border="0%"/>
    <draw:gradient draw:name="Gradient_20_5" draw:display-name="Gradient 5" draw:style="rectangular" draw:cx="50%" draw:cy="50%" draw:start-color="#8ae234" draw:end-color="#4e9a06" draw:start-intensity="100%" draw:end-intensity="100%" draw:angle="300" draw:border="0%"/>
    <draw:gradient draw:name="Gradient_20_6" draw:display-name="Gradient 6" draw:style="radial" draw:cx="50%" draw:cy="50%" draw:start-color="#8ae234" draw:end-color="#4e9a06" draw:start-intensity="100%" draw:end-intensity="100%" draw:border="0%"/>
    <draw:gradient draw:name="Gradient_20_7" draw:display-name="Gradient 7" draw:style="linear" draw:start-color="#8ae234" draw:end-color="#4e9a06" draw:start-intensity="100%" draw:end-intensity="100%" draw:angle="0" draw:border="0%"/>
    <draw:gradient draw:name="Tango_20_Green" draw:display-name="Tango Green" draw:style="axial" draw:start-color="#8ae234" draw:end-color="#4e9a06"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0pt" fo:language="de" fo:country="CH" style:letter-kerning="true" style:font-name-asian="Times New Roman1" style:font-size-asian="10pt" style:language-asian="de" style:country-asian="CH"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color="#00000a"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de" style:country-asian="DE" style:font-name-complex="Times New Roman1" style:font-family-complex="'Times New Roman'" style:font-family-generic-complex="system" style:font-pitch-complex="variable" style:font-size-complex="10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default-outline-level="1" style:list-style-name="" style:class="text">
      <loext:graphic-properties draw:fill="solid" draw:fill-color="#f2f2f2"/>
      <style:paragraph-properties fo:text-align="center" style:justify-single-word="false" fo:background-color="#f2f2f2" fo:keep-with-next="always"/>
      <style:text-properties style:font-name="Arial Rounded MT Bold" fo:font-family="'Arial Rounded MT Bold'" style:font-family-generic="roman" style:font-pitch="variable" fo:font-weight="bold" style:font-weight-asian="bold"/>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rmatvorlage_20_Lucida_20_Sans_20_Unicode_20_Fett_20_Muster_3a__20_10_25_" style:display-name="Formatvorlage Lucida Sans Unicode Fett Muster: 10%" style:family="paragraph" style:parent-style-name="Standard" style:default-outline-level="">
      <loext:graphic-properties draw:fill="solid" draw:fill-color="#94bde5"/>
      <style:paragraph-properties fo:background-color="#94bde5"/>
      <style:text-properties style:font-name="Lucida Sans Unicode" fo:font-family="'Lucida Sans Unicode'" style:font-family-generic="roman" style:font-pitch="variable"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 style:family="paragraph" style:default-outline-level="">
      <style:paragraph-properties fo:text-align="start" style:justify-single-word="false" fo:orphans="2" fo:widows="2" style:writing-mode="lr-tb"/>
      <style:text-properties fo:color="#0000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de" style:country-asian="CH" style:font-name-complex="Times New Roman1" style:font-family-complex="'Times New Roman'" style:font-family-generic-complex="system" style:font-pitch-complex="variable" style:font-size-complex="12pt" style:language-complex="ar" style:country-complex="SA"/>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Heading" style:display-name="Table Heading" style:family="paragraph" style:parent-style-name="Table_20_Contents"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language-asian="de" style:country-asian="DE" style:font-name-complex="Tahoma1" style:font-family-complex="Tahoma" style:font-family-generic-complex="system" style:font-pitch-complex="variable" style:font-size-complex="8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ListLabel_20_28" style:display-name="ListLabel 28" style:family="text">
      <style:text-properties style:font-name-complex="Courier New" style:font-family-complex="'Courier New'"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Courier New" style:font-family-complex="'Courier New'" style:font-family-generic-complex="system" style:font-pitch-complex="variable"/>
    </style:style>
    <style:style style:name="ListLabel_20_31" style:display-name="ListLabel 31" style:family="text">
      <style:text-properties style:font-name-complex="Courier New" style:font-family-complex="'Courier New'"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align="center" style:justify-single-word="false" fo:text-indent="0cm" style:auto-text-indent="false"/>
      <style:text-properties officeooo:paragraph-rsid="001f81d0"/>
    </style:style>
    <style:style style:name="MT1" style:family="text">
      <style:text-properties style:font-name="Liberation Serif" fo:font-size="11pt" fo:language="de" fo:country="CH" officeooo:rsid="001f81d0" style:font-size-asian="11pt" style:font-size-complex="11pt"/>
    </style:style>
    <style:style style:name="MT2" style:family="text">
      <style:text-properties fo:color="#00000a" style:font-name="Liberation Serif" fo:font-size="11pt" fo:language="de" fo:country="CH" officeooo:rsid="001f81d0" style:font-size-asian="11pt" style:font-size-complex="11pt"/>
    </style:style>
    <style:page-layout style:name="Mpm1">
      <style:page-layout-properties fo:page-width="21.001cm" fo:page-height="29.7cm" style:num-format="1" style:print-orientation="portrait" fo:margin-top="2cm" fo:margin-bottom="1.27cm" fo:margin-left="2.501cm" fo:margin-right="2cm" style:writing-mode="lr-tb" style:layout-grid-color="#c0c0c0" style:layout-grid-lines="40" style:layout-grid-base-height="0.439cm" style:layout-grid-ruby-height="0.196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ext:p text:style-name="MP1"><text:span text:style-name="MT1"><text:page-number text:select-page="current">6</text:page-number></text:span><text:span text:style-name="page_20_number"><text:span text:style-name="MT2">/</text:span></text:span><text:span text:style-name="page_20_number"><text:span text:style-name="MT2"><text:page-count>6</text:page-count></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6T16:04:00</meta:creation-date>
    <meta:initial-creator>Consult &amp; Pepper AG</meta:initial-creator>
    <dc:language>en-US</dc:language>
    <meta:print-date>2015-08-17T11:22:00</meta:print-date>
    <dc:date>2020-03-10T17:41:43.061054929</dc:date>
    <meta:editing-cycles>453</meta:editing-cycles>
    <dc:title>Curriculum vitae</dc:title>
    <meta:editing-duration>P1DT19H1M57S</meta:editing-duration>
    <meta:generator>LibreOffice/6.1.2.1$Linux_x86 LibreOffice_project/65905a128db06ba48db947242809d14d3f9a93fe</meta:generator>
    <meta:document-statistic meta:table-count="2" meta:image-count="0" meta:object-count="0" meta:page-count="6" meta:paragraph-count="135" meta:word-count="2634" meta:character-count="17847" meta:non-whitespace-character-count="15305"/>
    <meta:user-defined meta:name="AppVersion">12.0000</meta:user-defined>
    <meta:user-defined meta:name="Company">Consult &amp; Pepper AG</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